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ymbol" svg:font-family="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1.404cm"/>
    </style:style>
    <style:style style:name="Таблица2.B" style:family="table-column">
      <style:table-column-properties style:column-width="5.609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38cm" fo:margin-left="-0.191cm" table:align="left" style:writing-mode="lr-tb"/>
    </style:style>
    <style:style style:name="Таблица3.A" style:family="table-column">
      <style:table-column-properties style:column-width="11.113cm"/>
    </style:style>
    <style:style style:name="Таблица3.B" style:family="table-column">
      <style:table-column-properties style:column-width="1.984cm"/>
    </style:style>
    <style:style style:name="Таблица3.C" style:family="table-column">
      <style:table-column-properties style:column-width="2.011cm"/>
    </style:style>
    <style:style style:name="Таблица3.D" style:family="table-column">
      <style:table-column-properties style:column-width="2.27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8.308cm"/>
    </style:style>
    <style:style style:name="Таблица4.B" style:family="table-column">
      <style:table-column-properties style:column-width="2.196cm"/>
    </style:style>
    <style:style style:name="Таблица4.C" style:family="table-column">
      <style:table-column-properties style:column-width="6.378cm"/>
    </style:style>
    <style:style style:name="Таблица4.1" style:family="table-row">
      <style:table-row-properties style:min-row-height="1.143cm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515cm" fo:keep-together="auto"/>
    </style:style>
    <style:style style:name="Таблица4.3" style:family="table-row">
      <style:table-row-properties style:min-row-height="0.557cm" fo:keep-together="auto"/>
    </style:style>
    <style:style style:name="Таблица4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10" style:family="table-row">
      <style:table-row-properties style:min-row-height="0.473cm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6.693cm" fo:margin-left="-0.191cm" table:align="left" style:writing-mode="lr-tb"/>
    </style:style>
    <style:style style:name="Таблица5.A" style:family="table-column">
      <style:table-column-properties style:column-width="9.192cm"/>
    </style:style>
    <style:style style:name="Таблица5.B" style:family="table-column">
      <style:table-column-properties style:column-width="2.501cm"/>
    </style:style>
    <style:style style:name="Таблица5.C" style:family="table-column">
      <style:table-column-properties style:column-width="2.499cm"/>
    </style:style>
    <style:style style:name="Таблица5.1" style:family="table-row">
      <style:table-row-properties style:min-row-height="0.56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381cm" fo:keep-together="auto"/>
    </style:style>
    <style:style style:name="Таблица5.3" style:family="table-row">
      <style:table-row-properties style:min-row-height="0.339cm" fo:keep-together="auto"/>
    </style:style>
    <style:style style:name="Таблица5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.5" style:family="table-row">
      <style:table-row-properties style:min-row-height="0.344cm" fo:keep-together="auto"/>
    </style:style>
    <style:style style:name="Таблица5.6" style:family="table-row">
      <style:table-row-properties style:min-row-height="0.254cm" fo:keep-together="auto"/>
    </style:style>
    <style:style style:name="Таблица5.7" style:family="table-row">
      <style:table-row-properties style:min-row-height="0.446cm" fo:keep-together="auto"/>
    </style:style>
    <style:style style:name="Таблица5.8" style:family="table-row">
      <style:table-row-properties style:min-row-height="0.123cm" fo:keep-together="auto"/>
    </style:style>
    <style:style style:name="Table1" style:family="table">
      <style:table-properties style:width="18.124cm" fo:margin-left="-1.10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9df6a" officeooo:paragraph-rsid="0019df6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398322" officeooo:paragraph-rsid="00398322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paragraph-rsid="008728e4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style:text-underline-style="none" fo:font-weight="normal" officeooo:rsid="0011a1c5" officeooo:paragraph-rsid="00398322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1a1c5" officeooo:paragraph-rsid="00398322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19df6a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829b02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8a1d01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bold" officeooo:rsid="00398322" officeooo:paragraph-rsid="00398322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style:text-underline-style="none" fo:font-weight="normal" officeooo:rsid="005e33cb" officeooo:paragraph-rsid="00829b02" fo:background-color="transparent" style:font-size-asian="14pt" style:font-weight-asian="normal" style:font-name-complex="Times New Roman2" style:font-size-complex="14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ackground-color="transparent"/>
      <style:text-properties style:font-name="Times New Roman1" fo:font-size="14pt" officeooo:paragraph-rsid="00398322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style:page-number="auto" fo:background-color="transparent"/>
      <style:text-properties style:font-name="Times New Roman1" fo:font-size="14pt" officeooo:paragraph-rsid="00775162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reak-before="pag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bold" officeooo:rsid="00207184" officeooo:paragraph-rsid="0011a1c5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3d700d" officeooo:paragraph-rsid="003d700d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normal" officeooo:rsid="0028eea5" officeooo:paragraph-rsid="0028eea5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27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28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c5046"/>
    </style:style>
    <style:style style:name="P29" style:family="paragraph" style:parent-style-name="Contents_20_5" style:master-page-name="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a73ca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2pt" officeooo:paragraph-rsid="00398322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paragraph-rsid="004455c2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2pt" officeooo:paragraph-rsid="003bc671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3f3d73" officeooo:paragraph-rsid="003f3d73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2c808" officeooo:paragraph-rsid="0042c808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65a499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2c808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455c2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b4b23" officeooo:paragraph-rsid="004b4b23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66de5d" officeooo:paragraph-rsid="0066de5d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e577b" officeooo:paragraph-rsid="004e577b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0pt" style:text-underline-style="none" officeooo:rsid="005e9bcb" officeooo:paragraph-rsid="0074540d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660b33" officeooo:paragraph-rsid="00660b33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4db48d" officeooo:paragraph-rsid="004db48d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4db48d" officeooo:paragraph-rsid="00660b33" style:font-size-asian="12pt" style:font-weight-asian="normal" style:font-size-complex="12pt" style:font-weight-complex="normal"/>
    </style:style>
    <style:style style:name="P47" style:family="paragraph" style:parent-style-name="Contents_20_Heading" style:master-page-name="">
      <style:paragraph-properties fo:margin-top="0cm" fo:margin-bottom="0cm" style:contextual-spacing="true" fo:line-height="150%" fo:text-align="center" style:justify-single-word="false" style:page-number="auto" fo:break-before="page"/>
      <style:text-properties style:font-name="Times New Roman1" fo:font-size="14pt" fo:font-weight="bold" officeooo:rsid="0028eea5" officeooo:paragraph-rsid="0028eea5" style:font-name-asian="Noto Sans CJK SC" style:font-size-asian="14pt" style:font-weight-asian="bold" style:font-name-complex="FreeSans1" style:font-size-complex="14pt" style:font-weight-complex="bold"/>
    </style:style>
    <style:style style:name="P48" style:family="paragraph" style:parent-style-name="Contents_20_Heading">
      <style:paragraph-properties fo:margin-top="0cm" fo:margin-bottom="0cm" style:contextual-spacing="true" fo:line-height="150%"/>
      <style:text-properties style:font-name="Times New Roman1" fo:font-size="14pt" style:font-size-asian="14pt" style:font-size-complex="14pt"/>
    </style:style>
    <style:style style:name="P49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50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/>
    </style:style>
    <style:style style:name="P52" style:family="paragraph" style:parent-style-name="Standard">
      <style:paragraph-properties fo:margin-top="0cm" fo:margin-bottom="0cm" style:contextual-spacing="true"/>
      <style:text-properties fo:font-size="14pt" officeooo:paragraph-rsid="003750ad" style:font-size-asian="14pt" style:font-size-complex="14pt" style:font-weight-complex="bold"/>
    </style:style>
    <style:style style:name="P53" style:family="paragraph" style:parent-style-name="Standard">
      <style:paragraph-properties fo:margin-top="0cm" fo:margin-bottom="0cm" style:contextual-spacing="true" fo:text-align="center" style:justify-single-word="false"/>
      <style:text-properties fo:font-size="12pt" officeooo:paragraph-rsid="003750ad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2pt" officeooo:paragraph-rsid="003750ad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true" fo:text-align="center" style:justify-single-word="false"/>
      <style:text-properties style:font-name="Times New Roman1" fo:font-size="12pt" officeooo:paragraph-rsid="003750ad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paragraph-rsid="00398322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paragraph-rsid="003bc671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398322" officeooo:paragraph-rsid="00398322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398322" officeooo:paragraph-rsid="0042c808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2pt" officeooo:rsid="003fc754" officeooo:paragraph-rsid="00407a49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rsid="004b4b23" officeooo:paragraph-rsid="004b4b23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0pt" style:font-size-asian="10pt" style:font-size-complex="10pt"/>
    </style:style>
    <style:style style:name="P65" style:family="paragraph" style:parent-style-name="Standard">
      <style:paragraph-properties fo:margin-top="0cm" fo:margin-bottom="0cm" style:contextual-spacing="true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4pt" fo:font-weight="bold" officeooo:paragraph-rsid="003750ad" style:font-size-asian="14pt" style:font-weight-asian="bold" style:font-size-complex="14pt"/>
    </style:style>
    <style:style style:name="P66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1" fo:font-size="12pt" fo:font-weight="bold" officeooo:rsid="003750ad" officeooo:paragraph-rsid="003750ad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1" fo:font-size="12pt" fo:font-weight="bold" officeooo:rsid="00398322" officeooo:paragraph-rsid="00398322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margin-top="0cm" fo:margin-bottom="0cm" style:contextual-spacing="true" fo:text-align="center" style:justify-single-word="false"/>
      <style:text-properties style:font-name="Times New Roman1" fo:font-size="12pt" officeooo:rsid="003750ad" officeooo:paragraph-rsid="003750ad" style:font-size-asian="12pt" style:font-size-complex="12pt"/>
    </style:style>
    <style:style style:name="P69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70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1" fo:font-size="10pt" style:font-size-asian="10pt" style:font-size-complex="10pt"/>
    </style:style>
    <style:style style:name="P71" style:family="paragraph" style:parent-style-name="Standard_20__28_user_29_">
      <style:paragraph-properties fo:margin-top="0cm" fo:margin-bottom="0cm" style:contextual-spacing="true" fo:line-height="150%"/>
      <style:text-properties style:font-name="Times New Roman1" fo:font-size="14pt" officeooo:paragraph-rsid="00775162" style:font-size-asian="14pt" style:font-name-complex="Times New Roman2" style:font-size-complex="14pt"/>
    </style:style>
    <style:style style:name="P72" style:family="paragraph" style:parent-style-name="Standard">
      <style:paragraph-properties fo:margin-top="0cm" fo:margin-bottom="0cm" style:contextual-spacing="true" fo:text-align="start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officeooo:rsid="0074540d" officeooo:paragraph-rsid="0074540d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text-align="center" style:justify-single-word="false"/>
      <style:text-properties fo:font-size="12pt" officeooo:paragraph-rsid="003750ad" style:font-size-asian="12pt" style:font-size-complex="12pt"/>
    </style:style>
    <style:style style:name="P76" style:family="paragraph" style:parent-style-name="Standard">
      <style:paragraph-properties fo:margin-left="0cm" fo:margin-right="-0.102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4pt" officeooo:paragraph-rsid="003750ad" style:font-size-asian="14pt" style:font-size-complex="14pt"/>
    </style:style>
    <style:style style:name="P77" style:family="paragraph" style:parent-style-name="Standard">
      <style:paragraph-properties fo:margin-left="0cm" fo:margin-right="-0.102cm" fo:margin-top="0cm" fo:margin-bottom="0cm" style:contextual-spacing="true" fo:text-align="center" style:justify-single-word="false" fo:text-indent="0cm" style:auto-text-indent="false"/>
      <style:text-properties fo:font-size="14pt" officeooo:paragraph-rsid="003750ad" style:font-size-asian="14pt" style:font-size-complex="14pt"/>
    </style:style>
    <style:style style:name="P78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79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0" style:family="paragraph" style:parent-style-name="Standard">
      <style:paragraph-properties fo:margin-left="0cm" fo:margin-right="0cm" fo:margin-top="0cm" fo:margin-bottom="0cm" style:contextual-spacing="true" fo:text-indent="8.251cm" style:auto-text-indent="false">
        <style:tab-stops>
          <style:tab-stop style:position="11.753cm"/>
        </style:tab-stops>
      </style:paragraph-properties>
      <style:text-properties style:text-position="super 58%" fo:font-size="12pt" officeooo:paragraph-rsid="003750ad" style:font-size-asian="12pt" style:font-size-complex="12pt"/>
    </style:style>
    <style:style style:name="P81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82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3" style:family="paragraph" style:parent-style-name="Standard">
      <style:paragraph-properties fo:margin-left="9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4" style:family="paragraph" style:parent-style-name="Standard">
      <style:paragraph-properties fo:margin-left="7.502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5" style:family="paragraph" style:parent-style-name="Standard">
      <style:paragraph-properties fo:margin-left="0cm" fo:margin-right="-1.101cm" fo:margin-top="0cm" fo:margin-bottom="0cm" style:contextual-spacing="true" fo:text-indent="0cm" style:auto-text-indent="false"/>
      <style:text-properties style:text-position="super 58%" fo:font-size="12pt" officeooo:paragraph-rsid="003750ad" style:font-size-asian="12pt" style:font-size-complex="12pt"/>
    </style:style>
    <style:style style:name="P86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0800f" officeooo:paragraph-rsid="0073cd93" fo:background-color="transparent" style:font-size-asian="14pt" style:font-size-complex="14pt"/>
    </style:style>
    <style:style style:name="P87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775162" fo:background-color="transparent" style:font-size-asian="14pt" style:font-size-complex="14pt"/>
    </style:style>
    <style:style style:name="P88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775162" fo:background-color="transparent" style:font-size-asian="14pt" style:font-size-complex="14pt"/>
    </style:style>
    <style:style style:name="P8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98322" style:font-size-asian="14pt" style:font-size-complex="14pt"/>
    </style:style>
    <style:style style:name="P9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9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5a66c5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792390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8a1d01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5ba99f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792390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787483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8a1d01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6a4158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29b02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4343c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728e4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577531" style:font-size-asian="14pt" style:font-size-complex="14pt" fo:hyphenate="true" fo:hyphenation-remain-char-count="2" fo:hyphenation-push-char-count="2" loext:hyphenation-no-caps="false"/>
    </style:style>
    <style:style style:name="P10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5a66c5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5ba99f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fo:background-color="transparent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11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fo:font-weight="bold" officeooo:paragraph-rsid="003bc671" style:font-size-asian="14pt" style:font-weight-asian="bold" style:font-size-complex="14pt"/>
    </style:style>
    <style:style style:name="P11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paragraph-rsid="008a1d01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paragraph-rsid="003bc671" style:font-size-asian="14pt" style:font-size-complex="14pt"/>
    </style:style>
    <style:style style:name="P11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style:font-size-asian="14pt" style:font-size-complex="14pt"/>
    </style:style>
    <style:style style:name="P11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9bcb" officeooo:paragraph-rsid="005e9bcb" style:font-size-asian="14pt" style:font-size-complex="14pt"/>
    </style:style>
    <style:style style:name="P11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9bcb" officeooo:paragraph-rsid="0060800f" style:font-size-asian="14pt" style:font-size-complex="14pt"/>
    </style:style>
    <style:style style:name="P11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0800f" officeooo:paragraph-rsid="0074540d" style:font-size-asian="14pt" style:font-size-complex="14pt"/>
    </style:style>
    <style:style style:name="P11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fo:background-color="#ffff00" style:font-size-asian="14pt" style:font-size-complex="14pt"/>
    </style:style>
    <style:style style:name="P11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/>
    </style:style>
    <style:style style:name="P11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491855" style:font-size-asian="14pt" style:font-weight-asian="bold" style:font-size-complex="14pt"/>
    </style:style>
    <style:style style:name="P12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4ab954" style:font-size-asian="14pt" style:font-weight-asian="bold" style:font-size-complex="14pt"/>
    </style:style>
    <style:style style:name="P12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4b4b23" style:font-size-asian="14pt" style:font-weight-asian="bold" style:font-size-complex="14pt"/>
    </style:style>
    <style:style style:name="P12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paragraph-rsid="003bc671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paragraph-rsid="00577531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6113f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d05e8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db48d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6f7c15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69e5e7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6a2f05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660b33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cae6" officeooo:paragraph-rsid="0046cae6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ab954" officeooo:paragraph-rsid="004ab954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ab954" officeooo:paragraph-rsid="0069e5e7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ab954" officeooo:paragraph-rsid="004db48d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68bb50" officeooo:paragraph-rsid="0069e5e7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77531" officeooo:paragraph-rsid="00782617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77531" officeooo:paragraph-rsid="005935bd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935bd" officeooo:paragraph-rsid="005935bd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solid" style:text-underline-width="auto" style:text-underline-color="font-color" officeooo:paragraph-rsid="003bc671" style:font-size-asian="14pt" style:font-size-complex="14pt"/>
    </style:style>
    <style:style style:name="P14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2pt" officeooo:paragraph-rsid="004455c2" style:font-size-asian="12pt" style:font-size-complex="12pt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7c5aa0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4d05e8" officeooo:paragraph-rsid="004d05e8" style:font-size-asian="14pt" style:font-weight-asian="normal" style:font-size-complex="14pt" style:font-weight-complex="normal"/>
    </style:style>
    <style:style style:name="P14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491855" officeooo:paragraph-rsid="004ab954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4db48d" officeooo:paragraph-rsid="004db48d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577531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84343c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5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5ba99f" officeooo:paragraph-rsid="0060800f" style:font-size-asian="14pt" style:font-size-complex="14pt"/>
    </style:style>
    <style:style style:name="P15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5e9bcb" officeooo:paragraph-rsid="0060800f" fo:background-color="#ffff00" style:font-size-asian="14pt" style:font-size-complex="14pt"/>
    </style:style>
    <style:style style:name="P15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sub 58%" style:font-name="Times New Roman1" fo:font-size="14pt" fo:font-weight="normal" officeooo:rsid="0046996c" officeooo:paragraph-rsid="0069e5e7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sub 58%" style:font-name="Times New Roman1" fo:font-size="14pt" style:text-underline-style="none" officeooo:rsid="005e33cb" officeooo:paragraph-rsid="005e33cb" style:font-size-asian="14pt" style:font-size-complex="14pt"/>
    </style:style>
    <style:style style:name="P156" style:family="paragraph" style:parent-style-name="Основной_20_абзац">
      <style:paragraph-properties fo:margin-left="0cm" fo:margin-right="0cm" fo:margin-top="0cm" fo:margin-bottom="0cm" style:contextual-spacing="true" fo:line-height="150%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157" style:family="paragraph" style:parent-style-name="Основной_20_абзац">
      <style:paragraph-properties fo:margin-left="0cm" fo:margin-right="0cm" fo:margin-top="0cm" fo:margin-bottom="0cm" style:contextual-spacing="true" fo:line-height="150%" fo:text-indent="1cm" style:auto-text-indent="false"/>
      <style:text-properties style:font-name="Times New Roman1" fo:font-size="14pt" officeooo:rsid="00550da0" officeooo:paragraph-rsid="006fb16c" style:font-size-asian="14pt" style:font-size-complex="14pt"/>
    </style:style>
    <style:style style:name="P158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59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2f888" style:font-size-asian="14pt" style:font-size-complex="14pt" fo:hyphenate="true" fo:hyphenation-remain-char-count="2" fo:hyphenation-push-char-count="2" loext:hyphenation-no-caps="false"/>
    </style:style>
    <style:style style:name="P160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33b69" style:font-size-asian="14pt" style:font-size-complex="14pt" fo:hyphenate="true" fo:hyphenation-remain-char-count="2" fo:hyphenation-push-char-count="2" loext:hyphenation-no-caps="false"/>
    </style:style>
    <style:style style:name="P161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62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63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2f888" officeooo:paragraph-rsid="006fb16c" style:font-size-asian="14pt" style:font-size-complex="14pt" fo:hyphenate="true" fo:hyphenation-remain-char-count="2" fo:hyphenation-push-char-count="2" loext:hyphenation-no-caps="false"/>
    </style:style>
    <style:style style:name="P164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2f888" officeooo:paragraph-rsid="006a2f05" style:font-size-asian="14pt" style:font-size-complex="14pt" fo:hyphenate="true" fo:hyphenation-remain-char-count="2" fo:hyphenation-push-char-count="2" loext:hyphenation-no-caps="false"/>
    </style:style>
    <style:style style:name="P165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33b69" officeooo:paragraph-rsid="00533b69" style:font-size-asian="14pt" style:font-size-complex="14pt" fo:hyphenate="true" fo:hyphenation-remain-char-count="2" fo:hyphenation-push-char-count="2" loext:hyphenation-no-caps="false"/>
    </style:style>
    <style:style style:name="P166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33b69" officeooo:paragraph-rsid="006a2f05" style:font-size-asian="14pt" style:font-size-complex="14pt" fo:hyphenate="true" fo:hyphenation-remain-char-count="2" fo:hyphenation-push-char-count="2" loext:hyphenation-no-caps="false"/>
    </style:style>
    <style:style style:name="P167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68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70c755" style:font-size-asian="14pt" style:font-size-complex="14pt" fo:hyphenate="true" fo:hyphenation-remain-char-count="2" fo:hyphenation-push-char-count="2" loext:hyphenation-no-caps="false"/>
    </style:style>
    <style:style style:name="P169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577531" style:font-size-asian="14pt" style:font-size-complex="14pt" fo:hyphenate="true" fo:hyphenation-remain-char-count="2" fo:hyphenation-push-char-count="2" loext:hyphenation-no-caps="false"/>
    </style:style>
    <style:style style:name="P170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6a2f05" style:font-size-asian="14pt" style:font-size-complex="14pt" fo:hyphenate="true" fo:hyphenation-remain-char-count="2" fo:hyphenation-push-char-count="2" loext:hyphenation-no-caps="false"/>
    </style:style>
    <style:style style:name="P171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text-position="0% 100%" style:font-name="Times New Roman1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72" style:family="paragraph" style:parent-style-name="Standard" style:master-page-name="First_20_Page">
      <style:paragraph-properties fo:text-align="center" style:justify-single-word="false" style:page-number="auto"/>
      <style:text-properties fo:font-size="12pt" officeooo:paragraph-rsid="003750ad" style:font-size-asian="12pt" style:font-size-complex="12pt" style:font-weight-complex="bold"/>
    </style:style>
    <style:style style:name="P173" style:family="paragraph" style:parent-style-name="Standard" style:list-style-name="">
      <style:paragraph-properties fo:margin-left="0cm" fo:margin-right="0.002cm" fo:text-align="center" style:justify-single-word="false" fo:text-indent="0cm" style:auto-text-indent="fals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174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justify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75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center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76" style:family="paragraph" style:parent-style-name="Standard" style:list-style-name="WW8Num70" style:master-page-name="">
      <loext:graphic-properties draw:fill="none"/>
      <style:paragraph-properties fo:margin-left="1.199cm" fo:margin-right="0cm" fo:margin-top="0cm" fo:margin-bottom="0cm" style:contextual-spacing="true" fo:line-height="150%" fo:text-align="justify" style:justify-single-word="false" fo:hyphenation-ladder-count="no-limit" fo:text-indent="0cm" style:auto-text-indent="false" style:page-number="auto" fo:background-color="transparent"/>
      <style:text-properties style:font-name="Times New Roman1" fo:font-size="14pt" fo:font-weight="normal" officeooo:paragraph-rsid="00398322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177" style:family="paragraph" style:parent-style-name="Standard" style:list-style-name="WW8Num70">
      <style:paragraph-properties fo:margin-left="1.27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fo:font-weight="bold" officeooo:paragraph-rsid="00398322" style:font-size-asian="14pt" style:font-weight-asian="bold" style:font-size-complex="14pt" fo:hyphenate="true" fo:hyphenation-remain-char-count="2" fo:hyphenation-push-char-count="2" loext:hyphenation-no-caps="false"/>
    </style:style>
    <style:style style:name="P178" style:family="paragraph" style:parent-style-name="Standard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7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398322" style:font-size-asian="14pt" style:font-size-complex="14pt"/>
    </style:style>
    <style:style style:name="P18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/>
    </style:style>
    <style:style style:name="P18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paragraph-rsid="003bc671" style:font-size-asian="14pt" style:font-weight-asian="normal" style:font-size-complex="14pt" style:font-weight-complex="normal"/>
    </style:style>
    <style:style style:name="P18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8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577531" style:font-size-asian="14pt" style:font-weight-asian="normal" style:font-size-complex="14pt" style:font-weight-complex="normal"/>
    </style:style>
    <style:style style:name="P184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2ae4f7" officeooo:paragraph-rsid="002ae4f7" style:font-size-asian="14pt" style:font-size-complex="14pt"/>
    </style:style>
    <style:style style:name="P185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1acf09" officeooo:paragraph-rsid="0019df6a" style:font-size-asian="14pt" style:font-size-complex="14pt"/>
    </style:style>
    <style:style style:name="P18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ackground-color="transparent"/>
      <style:text-properties style:font-name="Times New Roman1" fo:font-size="14pt" officeooo:paragraph-rsid="00398322" style:font-size-asian="14pt" style:font-size-complex="14pt"/>
    </style:style>
    <style:style style:name="P187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8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185bc" style:font-size-asian="14pt" style:font-size-complex="14pt" fo:hyphenate="true" fo:hyphenation-remain-char-count="2" fo:hyphenation-push-char-count="2" loext:hyphenation-no-caps="false"/>
    </style:style>
    <style:style style:name="P189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90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91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92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6fb16c" style:font-size-asian="14pt" style:font-size-complex="14pt" fo:hyphenate="true" fo:hyphenation-remain-char-count="2" fo:hyphenation-push-char-count="2" loext:hyphenation-no-caps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1c5" style:font-weight-asian="normal" style:font-weight-complex="normal"/>
    </style:style>
    <style:style style:name="T4" style:family="text">
      <style:text-properties style:font-name="Times New Roman1" fo:font-size="14pt" style:font-size-asian="14pt" style:font-size-complex="14pt"/>
    </style:style>
    <style:style style:name="T5" style:family="text">
      <style:text-properties style:font-name="Times New Roman1" fo:font-size="14pt" officeooo:rsid="0011a1c5" style:font-size-asian="14pt" style:font-size-complex="14pt"/>
    </style:style>
    <style:style style:name="T6" style:family="text">
      <style:text-properties style:font-name="Times New Roman1" fo:font-size="14pt" officeooo:rsid="0028eea5" style:font-size-asian="14pt" style:font-size-complex="14pt"/>
    </style:style>
    <style:style style:name="T7" style:family="text">
      <style:text-properties style:font-name="Times New Roman1" fo:font-size="14pt" officeooo:rsid="002ba9e0" style:font-size-asian="14pt" style:font-size-complex="14pt"/>
    </style:style>
    <style:style style:name="T8" style:family="text">
      <style:text-properties style:font-name="Times New Roman1" fo:font-size="14pt" officeooo:rsid="002e99d0" style:font-size-asian="14pt" style:font-size-complex="14pt"/>
    </style:style>
    <style:style style:name="T9" style:family="text">
      <style:text-properties style:font-name="Times New Roman1" fo:font-size="14pt" officeooo:rsid="0036a004" style:font-size-asian="14pt" style:font-size-complex="14pt"/>
    </style:style>
    <style:style style:name="T10" style:family="text">
      <style:text-properties style:font-name="Times New Roman1" fo:font-size="14pt" officeooo:rsid="004e577b" style:font-size-asian="14pt" style:font-size-complex="14pt"/>
    </style:style>
    <style:style style:name="T11" style:family="text">
      <style:text-properties style:font-name="Times New Roman1" fo:font-size="14pt" officeooo:rsid="0028eea5" style:font-size-asian="14pt" style:font-name-complex="FreeSans2" style:font-size-complex="14pt"/>
    </style:style>
    <style:style style:name="T12" style:family="text">
      <style:text-properties style:font-name="Times New Roman1" fo:font-size="14pt" officeooo:rsid="002ba9e0" style:font-size-asian="14pt" style:font-name-complex="FreeSans2" style:font-size-complex="14pt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4455c2" style:font-weight-asian="normal" style:font-weight-complex="normal"/>
    </style:style>
    <style:style style:name="T16" style:family="text">
      <style:text-properties style:text-position="0% 100%" officeooo:rsid="0046996c"/>
    </style:style>
    <style:style style:name="T17" style:family="text">
      <style:text-properties style:text-position="0% 100%" officeooo:rsid="0046cae6"/>
    </style:style>
    <style:style style:name="T18" style:family="text">
      <style:text-properties style:text-position="0% 100%" officeooo:rsid="00491855"/>
    </style:style>
    <style:style style:name="T19" style:family="text">
      <style:text-properties style:text-position="0% 100%" officeooo:rsid="004ab954"/>
    </style:style>
    <style:style style:name="T20" style:family="text">
      <style:text-properties style:text-position="0% 100%" officeooo:rsid="004b4b23"/>
    </style:style>
    <style:style style:name="T21" style:family="text">
      <style:text-properties style:text-position="0% 100%" officeooo:rsid="004d05e8"/>
    </style:style>
    <style:style style:name="T22" style:family="text">
      <style:text-properties style:text-position="0% 100%" officeooo:rsid="004db48d"/>
    </style:style>
    <style:style style:name="T23" style:family="text">
      <style:text-properties style:text-position="0% 100%" officeooo:rsid="005185bc"/>
    </style:style>
    <style:style style:name="T24" style:family="text">
      <style:text-properties style:text-position="0% 100%" officeooo:rsid="0052f888"/>
    </style:style>
    <style:style style:name="T25" style:family="text">
      <style:text-properties style:text-position="0% 100%" officeooo:rsid="00550da0"/>
    </style:style>
    <style:style style:name="T26" style:family="text">
      <style:text-properties style:text-position="0% 100%" officeooo:rsid="00577531"/>
    </style:style>
    <style:style style:name="T27" style:family="text">
      <style:text-properties style:text-position="0% 100%" officeooo:rsid="005935bd"/>
    </style:style>
    <style:style style:name="T28" style:family="text">
      <style:text-properties style:text-position="0% 100%" officeooo:rsid="005bef6c"/>
    </style:style>
    <style:style style:name="T29" style:family="text">
      <style:text-properties style:text-position="0% 100%" officeooo:rsid="00660b33"/>
    </style:style>
    <style:style style:name="T30" style:family="text">
      <style:text-properties style:text-position="0% 100%" officeooo:rsid="0066de5d"/>
    </style:style>
    <style:style style:name="T31" style:family="text">
      <style:text-properties style:text-position="0% 100%" officeooo:rsid="006a2f05"/>
    </style:style>
    <style:style style:name="T32" style:family="text">
      <style:text-properties style:text-position="0% 100%" fo:language="none" fo:country="none" officeooo:rsid="006a2f05"/>
    </style:style>
    <style:style style:name="T33" style:family="text">
      <style:text-properties style:text-position="0% 100%" officeooo:rsid="006a4158"/>
    </style:style>
    <style:style style:name="T34" style:family="text">
      <style:text-properties style:text-position="0% 100%" officeooo:rsid="005ba99f"/>
    </style:style>
    <style:style style:name="T35" style:family="text">
      <style:text-properties style:text-position="0% 100%" officeooo:rsid="004455c2"/>
    </style:style>
    <style:style style:name="T36" style:family="text">
      <style:text-properties style:text-position="0% 100%" style:font-name-complex="Times New Roman2"/>
    </style:style>
    <style:style style:name="T37" style:family="text">
      <style:text-properties style:text-position="0% 100%" officeooo:rsid="003f3d73" style:font-name-complex="Times New Roman2"/>
    </style:style>
    <style:style style:name="T38" style:family="text">
      <style:text-properties style:text-position="0% 100%" officeooo:rsid="0066de5d" style:font-name-complex="Times New Roman2"/>
    </style:style>
    <style:style style:name="T39" style:family="text">
      <style:text-properties style:text-position="0% 100%" officeooo:rsid="005e9bcb" style:font-name-complex="Times New Roman2"/>
    </style:style>
    <style:style style:name="T40" style:family="text">
      <style:text-properties style:text-position="0% 100%" officeooo:rsid="0060800f"/>
    </style:style>
    <style:style style:name="T41" style:family="text">
      <style:text-properties style:text-position="0% 100%" officeooo:rsid="005e9bcb"/>
    </style:style>
    <style:style style:name="T42" style:family="text">
      <style:text-properties style:text-position="0% 100%" fo:language="en" fo:country="US" style:font-name-complex="Times New Roman2"/>
    </style:style>
    <style:style style:name="T43" style:family="text">
      <style:text-properties style:text-position="0% 100%" fo:language="en" fo:country="US" officeooo:rsid="0066de5d" style:font-name-complex="Times New Roman2"/>
    </style:style>
    <style:style style:name="T44" style:family="text">
      <style:text-properties style:text-position="0% 100%" fo:language="en" fo:country="US" officeooo:rsid="005e9bcb" style:font-name-complex="Times New Roman2"/>
    </style:style>
    <style:style style:name="T45" style:family="text">
      <style:text-properties style:text-position="0% 100%" fo:language="en" fo:country="US" style:text-underline-style="none" officeooo:rsid="004455c2" style:font-name-complex="Times New Roman2"/>
    </style:style>
    <style:style style:name="T46" style:family="text">
      <style:text-properties style:text-position="0% 100%" officeooo:rsid="00533b69"/>
    </style:style>
    <style:style style:name="T47" style:family="text">
      <style:text-properties style:text-position="0% 100%" officeooo:rsid="00398322"/>
    </style:style>
    <style:style style:name="T48" style:family="text">
      <style:text-properties style:text-position="0% 100%" officeooo:rsid="003f3d73"/>
    </style:style>
    <style:style style:name="T49" style:family="text">
      <style:text-properties style:text-position="0% 100%" style:text-underline-style="none" officeooo:rsid="004455c2"/>
    </style:style>
    <style:style style:name="T50" style:family="text">
      <style:text-properties style:text-position="0% 100%" style:text-underline-style="none" officeooo:rsid="004455c2" style:font-name-complex="Times New Roman2"/>
    </style:style>
    <style:style style:name="T51" style:family="text">
      <style:text-properties style:text-position="0% 100%" style:text-underline-style="none" officeooo:rsid="005e33cb" fo:background-color="transparent" loext:char-shading-value="0" style:font-name-complex="Times New Roman2"/>
    </style:style>
    <style:style style:name="T52" style:family="text">
      <style:text-properties style:text-position="0% 100%" style:text-underline-style="none" fo:font-weight="normal" officeooo:rsid="004455c2" fo:background-color="transparent" loext:char-shading-value="0" style:font-weight-asian="normal" style:font-name-complex="Times New Roman2" style:font-weight-complex="normal"/>
    </style:style>
    <style:style style:name="T53" style:family="text">
      <style:text-properties style:text-position="0% 100%" style:text-underline-style="none" fo:font-weight="normal" officeooo:rsid="004455c2" style:font-weight-asian="normal" style:font-weight-complex="normal"/>
    </style:style>
    <style:style style:name="T54" style:family="text">
      <style:text-properties style:text-position="0% 100%" style:text-underline-style="none" officeooo:rsid="005ba99f"/>
    </style:style>
    <style:style style:name="T55" style:family="text">
      <style:text-properties officeooo:rsid="003750ad"/>
    </style:style>
    <style:style style:name="T56" style:family="text">
      <style:text-properties style:text-underline-style="solid" style:text-underline-width="auto" style:text-underline-color="font-color" officeooo:rsid="003750ad"/>
    </style:style>
    <style:style style:name="T57" style:family="text">
      <style:text-properties officeooo:rsid="00398322"/>
    </style:style>
    <style:style style:name="T58" style:family="text">
      <style:text-properties style:text-position="sub 58%"/>
    </style:style>
    <style:style style:name="T59" style:family="text">
      <style:text-properties style:text-position="sub 58%" fo:font-weight="normal" style:font-weight-asian="normal" style:font-weight-complex="normal"/>
    </style:style>
    <style:style style:name="T60" style:family="text">
      <style:text-properties style:text-position="sub 58%" officeooo:rsid="0046996c"/>
    </style:style>
    <style:style style:name="T61" style:family="text">
      <style:text-properties style:text-position="sub 58%" officeooo:rsid="0046cae6"/>
    </style:style>
    <style:style style:name="T62" style:family="text">
      <style:text-properties style:text-position="sub 58%" officeooo:rsid="00491855"/>
    </style:style>
    <style:style style:name="T63" style:family="text">
      <style:text-properties style:text-position="sub 58%" officeooo:rsid="004ab954"/>
    </style:style>
    <style:style style:name="T64" style:family="text">
      <style:text-properties style:text-position="sub 58%" officeooo:rsid="004b4b23"/>
    </style:style>
    <style:style style:name="T65" style:family="text">
      <style:text-properties style:text-position="sub 58%" officeooo:rsid="004db48d"/>
    </style:style>
    <style:style style:name="T66" style:family="text">
      <style:text-properties style:text-position="sub 58%" officeooo:rsid="005185bc"/>
    </style:style>
    <style:style style:name="T67" style:family="text">
      <style:text-properties style:text-position="sub 58%" officeooo:rsid="00577531"/>
    </style:style>
    <style:style style:name="T68" style:family="text">
      <style:text-properties style:text-position="sub 58%" officeooo:rsid="005935bd"/>
    </style:style>
    <style:style style:name="T69" style:family="text">
      <style:text-properties style:text-position="sub 58%" officeooo:rsid="0069e5e7"/>
    </style:style>
    <style:style style:name="T70" style:family="text">
      <style:text-properties style:text-position="sub 58%" officeooo:rsid="006a2f05"/>
    </style:style>
    <style:style style:name="T71" style:family="text">
      <style:text-properties style:text-position="sub 58%" officeooo:rsid="005e9bcb"/>
    </style:style>
    <style:style style:name="T72" style:family="text">
      <style:text-properties style:text-position="sub 58%" officeooo:rsid="0066de5d" style:font-name-complex="Times New Roman2"/>
    </style:style>
    <style:style style:name="T73" style:family="text">
      <style:text-properties style:text-position="sub 58%" officeooo:rsid="00533b69"/>
    </style:style>
    <style:style style:name="T74" style:family="text">
      <style:text-properties officeooo:rsid="003d700d"/>
    </style:style>
    <style:style style:name="T75" style:family="text">
      <style:text-properties officeooo:rsid="0042c808"/>
    </style:style>
    <style:style style:name="T76" style:family="text">
      <style:text-properties officeooo:rsid="004b4b23"/>
    </style:style>
    <style:style style:name="T77" style:family="text">
      <style:text-properties officeooo:rsid="004d05e8"/>
    </style:style>
    <style:style style:name="T78" style:family="text">
      <style:text-properties officeooo:rsid="004db48d"/>
    </style:style>
    <style:style style:name="T79" style:family="text">
      <style:text-properties officeooo:rsid="004e577b"/>
    </style:style>
    <style:style style:name="T80" style:family="text">
      <style:text-properties style:text-position="super 58%"/>
    </style:style>
    <style:style style:name="T81" style:family="text">
      <style:text-properties style:text-position="super 58%" fo:font-weight="normal" style:font-weight-asian="normal" style:font-weight-complex="normal"/>
    </style:style>
    <style:style style:name="T82" style:family="text">
      <style:text-properties style:text-position="super 58%" fo:font-weight="normal" officeooo:rsid="00398322" style:font-weight-asian="normal" style:font-weight-complex="normal"/>
    </style:style>
    <style:style style:name="T83" style:family="text">
      <style:text-properties officeooo:rsid="0065a499"/>
    </style:style>
    <style:style style:name="T84" style:family="text">
      <style:text-properties officeooo:rsid="00660b33"/>
    </style:style>
    <style:style style:name="T85" style:family="text">
      <style:text-properties officeooo:rsid="0066de5d"/>
    </style:style>
    <style:style style:name="T86" style:family="text">
      <style:text-properties officeooo:rsid="0069e5e7"/>
    </style:style>
    <style:style style:name="T87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name-complex="Times New Roman2" style:text-emphasize="none"/>
    </style:style>
    <style:style style:name="T88" style:family="text">
      <style:text-properties fo:language="en" fo:country="US" style:font-name-complex="Times New Roman2"/>
    </style:style>
    <style:style style:name="T89" style:family="text">
      <style:text-properties style:font-name-complex="Times New Roman2"/>
    </style:style>
    <style:style style:name="T90" style:family="text">
      <style:text-properties officeooo:rsid="003f3d73"/>
    </style:style>
    <style:style style:name="T91" style:family="text">
      <style:text-properties officeooo:rsid="005e9bcb"/>
    </style:style>
    <style:style style:name="T92" style:family="text">
      <style:text-properties officeooo:rsid="004455c2"/>
    </style:style>
    <style:style style:name="T93" style:family="text">
      <style:text-properties style:text-underline-style="none" officeooo:rsid="005e33cb" fo:background-color="transparent" loext:char-shading-value="0"/>
    </style:style>
    <style:style style:name="T94" style:family="text">
      <style:text-properties style:text-underline-style="none" officeooo:rsid="005e33cb" fo:background-color="transparent" loext:char-shading-value="0" style:font-name-complex="Times New Roman2"/>
    </style:style>
    <style:style style:name="T95" style:family="text">
      <style:text-properties style:text-underline-style="none" officeooo:rsid="004455c2"/>
    </style:style>
    <style:style style:name="T96" style:family="text">
      <style:text-properties style:text-underline-style="none" fo:font-weight="bold" officeooo:rsid="005e33cb" fo:background-color="transparent" loext:char-shading-value="0" style:font-weight-asian="bold" style:font-name-complex="Times New Roman2" style:font-weight-complex="bold"/>
    </style:style>
    <style:style style:name="T97" style:family="text">
      <style:text-properties officeooo:rsid="005ba9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Министерство науки и высшего образования Российской Федерации</text:p>
      <text:p text:style-name="P75">Федеральное автономное образовательное учреждение</text:p>
      <text:p text:style-name="P75">высшего образования</text:p>
      <text:p text:style-name="P75"/>
      <text:h text:style-name="P173" text:outline-level="8">Пермский национальный исследовательский</text:h>
      <text:h text:style-name="P173" text:outline-level="8">политехнический университет</text:h>
      <text:p text:style-name="P49"/>
      <text:p text:style-name="P53">Гуманитарный факультет</text:p>
      <text:p text:style-name="P53">Кафедра Экономика и финансы</text:p>
      <text:p text:style-name="P52"/>
      <text:p text:style-name="P52"/>
      <text:p text:style-name="P52"/>
      <text:p text:style-name="P52"/>
      <text:p text:style-name="P52"/>
      <text:p text:style-name="P52"/>
      <text:p text:style-name="P50">АНАЛИТИЧЕСКИЙ ОТЧЕТ №2</text:p>
      <text:p text:style-name="P50"/>
      <text:p text:style-name="P51">ЭКОНОМИКА ПРЕДПРИЯТИЯ.</text:p>
      <text:p text:style-name="P51">ЭФФЕКТИВНОСТЬ ИНВЕСТИЦИОННОГО ПРОЕКТА»</text:p>
      <text:p text:style-name="P65">Вариант <text:s/>№ : <text:span text:style-name="T55">12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Выполнил <text:s/>студент______________/ <text:span text:style-name="T56">Э.Ю. Миннахметов</text:span><text:span text:style-name="T55"> </text:span>/</text:p>
      <text:p text:style-name="P80">(подпись)<text:tab/> (инициалы, фамилия)</text:p>
      <text:p text:style-name="P79">Группа <text:span text:style-name="T56">РИС-19-1б</text:span></text:p>
      <text:p text:style-name="P78"/>
      <text:p text:style-name="P81"/>
      <text:p text:style-name="P78">Проверил__________/ <text:span text:style-name="T56">Е.К. Климова</text:span><text:span text:style-name="T55"> </text:span>/</text:p>
      <text:p text:style-name="P85"><text:tab/><text:tab/><text:tab/><text:tab/><text:tab/><text:tab/> (подпись)<text:tab/> <text:s text:c="11"/>(инициалы, фамилия)</text:p>
      <text:p text:style-name="P82"/>
      <text:p text:style-name="P82">Дата защиты __________ <text:tab/>Оценка_____________</text:p>
      <text:p text:style-name="P83"/>
      <text:p text:style-name="P84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Пермь</text:p>
      <text:p text:style-name="P76">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7">СОДЕРЖАНИЕ</text:p>
            <text:p text:style-name="P48"/>
          </text:index-title>
          <text:p text:style-name="P29"><text:span text:style-name="T10">ВВЕДЕНИЕ</text:span><text:a xlink:type="simple" xlink:href="#__RefHeading___Toc844_4149854179" text:style-name="Index_20_Link" text:visited-style-name="Index_20_Link"><text:span text:style-name="T6"><text:tab/></text:span></text:a><text:span text:style-name="T7">3</text:span></text:p>
          <text:p text:style-name="P28"><text:span text:style-name="T6">1 ПОСТАНОВКА ЗАДАЧИ ВАРИАНТА</text:span><text:span text:style-name="T8"> 1</text:span><text:span text:style-name="T10">2</text:span><text:a xlink:type="simple" xlink:href="#__RefHeading___Toc844_4149854179" text:style-name="Index_20_Link" text:visited-style-name="Index_20_Link"><text:span text:style-name="T4"><text:tab/></text:span></text:a><text:span text:style-name="T7">4</text:span></text:p>
          <text:p text:style-name="P28"><text:span text:style-name="T11">2 АНАЛИЗ БИЗНЕС-ПРОЕКТА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8"><text:span text:style-name="T11">2.1 Амортизация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8"><text:span text:style-name="T11">2.2 Себестоимости товаров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28"><text:span text:style-name="T11">2.3 Рентабельность операций и капиталов</text:span><text:a xlink:type="simple" xlink:href="#__RefHeading___Toc844_4149854179" text:style-name="Index_20_Link" text:visited-style-name="Index_20_Link"><text:span text:style-name="T7"><text:tab/></text:span></text:a><text:span text:style-name="T7">10</text:span></text:p>
          <text:p text:style-name="P28"><text:span text:style-name="T11">2.4 Показатели эффективности</text:span><text:a xlink:type="simple" xlink:href="#__RefHeading___Toc844_4149854179" text:style-name="Index_20_Link" text:visited-style-name="Index_20_Link"><text:span text:style-name="T7"><text:tab/></text:span></text:a><text:span text:style-name="T7">12</text:span></text:p>
          <text:p text:style-name="P28"><text:span text:style-name="T11">2.5 Показатели рентабельности проекта</text:span><text:a xlink:type="simple" xlink:href="#__RefHeading___Toc844_4149854179" text:style-name="Index_20_Link" text:visited-style-name="Index_20_Link"><text:span text:style-name="T7"><text:tab/></text:span></text:a><text:span text:style-name="T7">13</text:span></text:p>
          <text:p text:style-name="P28"><text:span text:style-name="T11">2.6 Выгодность проекта</text:span><text:a xlink:type="simple" xlink:href="#__RefHeading___Toc844_4149854179" text:style-name="Index_20_Link" text:visited-style-name="Index_20_Link"><text:span text:style-name="T7"><text:tab/></text:span></text:a><text:span text:style-name="T7">14</text:span></text:p>
          <text:p text:style-name="P27"><text:span text:style-name="T5">ЗАКЛЮЧЕНИЕ</text:span><text:a xlink:type="simple" xlink:href="#__RefHeading___Toc844_4149854179" text:style-name="Index_20_Link" text:visited-style-name="Index_20_Link"><text:span text:style-name="T4"><text:tab/></text:span></text:a><text:span text:style-name="T9">17</text:span></text:p>
          <text:p text:style-name="P27"><text:span text:style-name="T12">СПИСОК ИСПОЛЬЗОВАННЫХ ИСТОЧНИКОВ</text:span><text:a xlink:type="simple" xlink:href="#__RefHeading___Toc844_4149854179" text:style-name="Index_20_Link" text:visited-style-name="Index_20_Link"><text:span text:style-name="T4"><text:tab/>1</text:span></text:a><text:span text:style-name="T9">8</text:span></text:p>
        </text:index-body>
      </text:table-of-content>
      <text:p text:style-name="P21"/>
      <text:p text:style-name="P26">ВВЕДЕНИЕ</text:p>
      <text:p text:style-name="P24"/>
      <text:p text:style-name="P24">Современный подход к ведению успешного бизнеса требует построения бизнес-проекта, в котором будут учтены все затраты и доходы и, на основе них, вычислены показатели эффективности. Проект невозможен без первоначальных вложений, которые могут осуществить инвесторы или предоставить банки. Построение такого бизнес-проекта будет осуществлено в данном аналитическом отчете.</text:p>
      <text:p text:style-name="P24">Цель работы: рассчитать выгодность проекта.</text:p>
      <text:p text:style-name="P24">Для выполнения поставленной цели необходимо решить следующие задачи:</text:p>
      <text:p text:style-name="P24">1) рассчитать сумму амортизации за один отчетный период;</text:p>
      <text:p text:style-name="P24">2) выполнить калькуляцию полной себестоимости единицы каждого вида товара;</text:p>
      <text:p text:style-name="P24">3) определить рентабельность затрат, продаж, основного капитала, оборотного капитала;</text:p>
      <text:p text:style-name="P24">4) вычислить показатели эффективности проекта;</text:p>
      <text:p text:style-name="P24">5) вычислить показатели рентабельности проекта;</text:p>
      <text:p text:style-name="P24">6) определить выгодность проекта.</text:p>
      <text:p text:style-name="P25">1 ПОСТАНОВКА ЗАДАЧИ ВАРИАНТА 1<text:span text:style-name="T74">2</text:span></text:p>
      <text:p text:style-name="P22"/>
      <text:p text:style-name="P23">Данные, необходимые для выполнения аналитического отчета, представлены на таблице 1.</text:p>
      <text:p text:style-name="P23"/>
      <text:p text:style-name="P23">Таблица 1. Данные 12 варианта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258751788336">
          <table:table-cell table:style-name="Таблица2.A1" office:value-type="string">
            <text:p text:style-name="P66">Показатель</text:p>
          </table:table-cell>
          <table:table-cell table:style-name="Таблица2.B1" office:value-type="string">
            <text:p text:style-name="P67">Данные</text:p>
          </table:table-cell>
        </table:table-row>
        <table:table-row table:style-name="TableLine94258754253616">
          <table:table-cell table:style-name="Таблица2.A2" office:value-type="string">
            <text:p text:style-name="P54">Объем производства и продаж товара 1, шт.</text:p>
          </table:table-cell>
          <table:table-cell table:style-name="Таблица2.B2" office:value-type="string">
            <text:p text:style-name="P55">5500</text:p>
          </table:table-cell>
        </table:table-row>
        <table:table-row table:style-name="TableLine94258754311872">
          <table:table-cell table:style-name="Таблица2.A2" office:value-type="string">
            <text:p text:style-name="P54">Объем производства и продаж товара <text:span text:style-name="T55">2</text:span>, шт.</text:p>
          </table:table-cell>
          <table:table-cell table:style-name="Таблица2.B2" office:value-type="string">
            <text:p text:style-name="P55">3000</text:p>
          </table:table-cell>
        </table:table-row>
        <table:table-row table:style-name="TableLine94258754312528">
          <table:table-cell table:style-name="Таблица2.A2" office:value-type="string">
            <text:p text:style-name="P54">Объем производства и продаж товара <text:span text:style-name="T55">3</text:span>, шт.</text:p>
          </table:table-cell>
          <table:table-cell table:style-name="Таблица2.B2" office:value-type="string">
            <text:p text:style-name="P55"><text:span text:style-name="T55">5</text:span>000</text:p>
          </table:table-cell>
        </table:table-row>
        <table:table-row table:style-name="TableLine94258754313264">
          <table:table-cell table:style-name="Таблица2.A2" office:value-type="string">
            <text:p text:style-name="P54">Материалы Т1, руб.</text:p>
          </table:table-cell>
          <table:table-cell table:style-name="Таблица2.B2" office:value-type="string">
            <text:p text:style-name="P55">250</text:p>
          </table:table-cell>
        </table:table-row>
        <table:table-row table:style-name="TableLine94258754314080">
          <table:table-cell table:style-name="Таблица2.A2" office:value-type="string">
            <text:p text:style-name="P54">Материалы Т<text:span text:style-name="T55">2</text:span>, руб.</text:p>
          </table:table-cell>
          <table:table-cell table:style-name="Таблица2.B2" office:value-type="string">
            <text:p text:style-name="P55">250</text:p>
          </table:table-cell>
        </table:table-row>
        <table:table-row table:style-name="TableLine94258754314848">
          <table:table-cell table:style-name="Таблица2.A2" office:value-type="string">
            <text:p text:style-name="P54">Материалы Т<text:span text:style-name="T55">3</text:span>, руб.</text:p>
          </table:table-cell>
          <table:table-cell table:style-name="Таблица2.B2" office:value-type="string">
            <text:p text:style-name="P68">400</text:p>
          </table:table-cell>
        </table:table-row>
        <table:table-row table:style-name="TableLine94258754315664">
          <table:table-cell table:style-name="Таблица2.A2" office:value-type="string">
            <text:p text:style-name="P54">Сдельная ЗП Т1, руб.</text:p>
          </table:table-cell>
          <table:table-cell table:style-name="Таблица2.B2" office:value-type="string">
            <text:p text:style-name="P68">110</text:p>
          </table:table-cell>
        </table:table-row>
        <table:table-row table:style-name="TableLine94258754316480">
          <table:table-cell table:style-name="Таблица2.A2" office:value-type="string">
            <text:p text:style-name="P54">Сдельная ЗП Т<text:span text:style-name="T55">2</text:span>, руб.</text:p>
          </table:table-cell>
          <table:table-cell table:style-name="Таблица2.B2" office:value-type="string">
            <text:p text:style-name="P68">100</text:p>
          </table:table-cell>
        </table:table-row>
        <table:table-row table:style-name="TableLine94258754317488">
          <table:table-cell table:style-name="Таблица2.A2" office:value-type="string">
            <text:p text:style-name="P54">Сдельная ЗП Т<text:span text:style-name="T55">3</text:span>, руб.</text:p>
          </table:table-cell>
          <table:table-cell table:style-name="Таблица2.B2" office:value-type="string">
            <text:p text:style-name="P68">80</text:p>
          </table:table-cell>
        </table:table-row>
        <table:table-row table:style-name="TableLine94258754318304">
          <table:table-cell table:style-name="Таблица2.A2" office:value-type="string">
            <text:p text:style-name="P54">Первоначальная стоимость оборудования, руб.</text:p>
          </table:table-cell>
          <table:table-cell table:style-name="Таблица2.B2" office:value-type="string">
            <text:p text:style-name="P68">1 900 000</text:p>
          </table:table-cell>
        </table:table-row>
        <table:table-row table:style-name="TableLine94258754319120">
          <table:table-cell table:style-name="Таблица2.A2" office:value-type="string">
            <text:p text:style-name="P54">Срок полезного использования оборудования, лет</text:p>
          </table:table-cell>
          <table:table-cell table:style-name="Таблица2.B2" office:value-type="string">
            <text:p text:style-name="P68">10</text:p>
          </table:table-cell>
        </table:table-row>
        <table:table-row table:style-name="TableLine94258754319936">
          <table:table-cell table:style-name="Таблица2.A2" office:value-type="string">
            <text:p text:style-name="P54"><text:span text:style-name="T57">О</text:span>клады АУП за год по предприятию, руб.</text:p>
          </table:table-cell>
          <table:table-cell table:style-name="Таблица2.B2" office:value-type="string">
            <text:p text:style-name="P68">1 200 000</text:p>
          </table:table-cell>
        </table:table-row>
        <table:table-row table:style-name="TableLine94258754320752">
          <table:table-cell table:style-name="Таблица2.A2" office:value-type="string">
            <text:p text:style-name="P54"><text:span text:style-name="T57">Р</text:span>асходы на содержание и эксплуатацию оборудования, руб.</text:p>
          </table:table-cell>
          <table:table-cell table:style-name="Таблица2.B2" office:value-type="string">
            <text:p text:style-name="P68">500 000</text:p>
          </table:table-cell>
        </table:table-row>
        <table:table-row table:style-name="TableLine94258754321568">
          <table:table-cell table:style-name="Таблица2.A2" office:value-type="string">
            <text:p text:style-name="P54">Услуги связи, руб.</text:p>
          </table:table-cell>
          <table:table-cell table:style-name="Таблица2.B2" office:value-type="string">
            <text:p text:style-name="P68">150 000</text:p>
          </table:table-cell>
        </table:table-row>
        <table:table-row table:style-name="TableLine94258754322384">
          <table:table-cell table:style-name="Таблица2.A2" office:value-type="string">
            <text:p text:style-name="P54">Аренда помещения, руб.</text:p>
          </table:table-cell>
          <table:table-cell table:style-name="Таблица2.B2" office:value-type="string">
            <text:p text:style-name="P68">1 000 000</text:p>
          </table:table-cell>
        </table:table-row>
        <table:table-row table:style-name="TableLine94258754323200">
          <table:table-cell table:style-name="Таблица2.A2" office:value-type="string">
            <text:p text:style-name="P54">Прочие общехозяйственные расходы, руб.</text:p>
          </table:table-cell>
          <table:table-cell table:style-name="Таблица2.B2" office:value-type="string">
            <text:p text:style-name="P68">170 000</text:p>
          </table:table-cell>
        </table:table-row>
        <table:table-row table:style-name="TableLine94258754324048">
          <table:table-cell table:style-name="Таблица2.A2" office:value-type="string">
            <text:p text:style-name="P54">Затраты на рекламу, руб.</text:p>
          </table:table-cell>
          <table:table-cell table:style-name="Таблица2.B2" office:value-type="string">
            <text:p text:style-name="P68">160 000</text:p>
          </table:table-cell>
        </table:table-row>
        <table:table-row table:style-name="TableLine94258754324896">
          <table:table-cell table:style-name="Таблица2.A2" office:value-type="string">
            <text:p text:style-name="P54">Величина оборотных средств, руб.</text:p>
          </table:table-cell>
          <table:table-cell table:style-name="Таблица2.B2" office:value-type="string">
            <text:p text:style-name="P68">6 000 000</text:p>
          </table:table-cell>
        </table:table-row>
        <table:table-row table:style-name="TableLine94258754325744">
          <table:table-cell table:style-name="Таблица2.A2" office:value-type="string">
            <text:p text:style-name="P54">Цена товара 1, руб.</text:p>
          </table:table-cell>
          <table:table-cell table:style-name="Таблица2.B2" office:value-type="string">
            <text:p text:style-name="P68">1 000</text:p>
          </table:table-cell>
        </table:table-row>
        <table:table-row table:style-name="TableLine94258754326592">
          <table:table-cell table:style-name="Таблица2.A2" office:value-type="string">
            <text:p text:style-name="P54">Цена товара <text:span text:style-name="T55">2</text:span>, руб.</text:p>
          </table:table-cell>
          <table:table-cell table:style-name="Таблица2.B2" office:value-type="string">
            <text:p text:style-name="P68">600</text:p>
          </table:table-cell>
        </table:table-row>
        <table:table-row table:style-name="TableLine94258754327440">
          <table:table-cell table:style-name="Таблица2.A2" office:value-type="string">
            <text:p text:style-name="P54">Цена товара <text:span text:style-name="T55">3</text:span>, руб.</text:p>
          </table:table-cell>
          <table:table-cell table:style-name="Таблица2.B2" office:value-type="string">
            <text:p text:style-name="P68">800</text:p>
          </table:table-cell>
        </table:table-row>
        <table:table-row table:style-name="TableLine94258754328288">
          <table:table-cell table:style-name="Таблица2.A2" office:value-type="string">
            <text:p text:style-name="P54">Доход от использования оборудования в 1 год</text:p>
          </table:table-cell>
          <table:table-cell table:style-name="Таблица2.B2" office:value-type="string">
            <text:p text:style-name="P68">420 000</text:p>
          </table:table-cell>
        </table:table-row>
        <table:table-row table:style-name="TableLine94258754329136">
          <table:table-cell table:style-name="Таблица2.A2" office:value-type="string">
            <text:p text:style-name="P54">Доход от использования оборудования в <text:span text:style-name="T55">2</text:span> год</text:p>
          </table:table-cell>
          <table:table-cell table:style-name="Таблица2.B2" office:value-type="string">
            <text:p text:style-name="P68">400 000</text:p>
          </table:table-cell>
        </table:table-row>
        <table:table-row table:style-name="TableLine94258754329984">
          <table:table-cell table:style-name="Таблица2.A2" office:value-type="string">
            <text:p text:style-name="P54">Доход от использования оборудования в <text:span text:style-name="T55">3</text:span> год</text:p>
          </table:table-cell>
          <table:table-cell table:style-name="Таблица2.B2" office:value-type="string">
            <text:p text:style-name="P68">450 000</text:p>
          </table:table-cell>
        </table:table-row>
        <table:table-row table:style-name="TableLine94258754330832">
          <table:table-cell table:style-name="Таблица2.A2" office:value-type="string">
            <text:p text:style-name="P54"><text:span text:style-name="T55">С</text:span>тавка банковского процента</text:p>
          </table:table-cell>
          <table:table-cell table:style-name="Таблица2.B2" office:value-type="string">
            <text:p text:style-name="P68">22</text:p>
          </table:table-cell>
        </table:table-row>
        <table:table-row table:style-name="TableLine94258754331680">
          <table:table-cell table:style-name="Таблица2.A2" office:value-type="string">
            <text:p text:style-name="P54">Цена продажи оборудования</text:p>
          </table:table-cell>
          <table:table-cell table:style-name="Таблица2.B2" office:value-type="string">
            <text:p text:style-name="P68">1 500 000</text:p>
          </table:table-cell>
        </table:table-row>
      </table:table>
      <text:p text:style-name="P3"/>
      <text:p text:style-name="P4">Из предоставленных данных следует, что:</text:p>
      <text:list xml:id="list751762415" text:style-name="L1">
        <text:list-item>
          <text:p text:style-name="P174">первоначальная стоимость оборудования — 1 900 000 руб.;</text:p>
        </text:list-item>
        <text:list-item>
          <text:p text:style-name="P174">срок полезного использования оборудования — 10 лет;</text:p>
        </text:list-item>
        <text:list-item>
          <text:p text:style-name="P174"><text:soft-page-break/>оклады АУП за год по предприятию — 1 200 000 руб.;</text:p>
        </text:list-item>
        <text:list-item>
          <text:p text:style-name="P174">расходы на содержание и эксплуатацию оборудования, услуги связи, аренду помещения и прочие общехозяйственные расходы за год по предприятию в целом:</text:p>
          <text:p text:style-name="P175">500 000 + 150 000 + 1 000 000 + 170 000 = 1 820 000 руб.;</text:p>
        </text:list-item>
        <text:list-item>
          <text:p text:style-name="P174">затраты на рекламу за год по предприятию в целом — 160 000 руб.;</text:p>
        </text:list-item>
        <text:list-item>
          <text:p text:style-name="P174">величина оборотных средств предприятия — 6 000 000 руб.</text:p>
        </text:list-item>
      </text:list>
      <text:p text:style-name="P109">Вывод, <text:span text:style-name="T1">были представлены данные, необходимые для выполнения аналитического отчета. Теперь следует начать выполнение такового.</text:span></text:p>
      <text:p text:style-name="P19">2 АНАЛИЗ БИЗНЕС-ПРОЕКТА</text:p>
      <text:p text:style-name="P8"/>
      <text:p text:style-name="P7">2.1 Амортизация</text:p>
      <text:p text:style-name="P9">Амортизация начисляется только на производственное оборудование, на арендованное помещение амортизация не начисляется.<text:span text:style-name="T80">[1]</text:span></text:p>
      <text:p text:style-name="P5"><text:span text:style-name="T3">Н</text:span><text:span text:style-name="T59">а</text:span><text:span text:style-name="T14"> = 1 / Т * 100% = 1 / 10 лет * 100% = 10%</text:span></text:p>
      <text:p text:style-name="P5"><text:span text:style-name="T14">А = С</text:span><text:span text:style-name="T59">перв</text:span><text:span text:style-name="T14"> * Н</text:span><text:span text:style-name="T59">а</text:span><text:span text:style-name="T14"> / 100 = 1 900 000 * 10 / 100 = 190 000 рублей</text:span></text:p>
      <text:p text:style-name="P14">Таким образом, сумма амортизации составляет 190 000 рублей за один отчётный период. Следующим этапом будет вычисление себестоимости единицы каждого вида товара.</text:p>
      <text:p text:style-name="P14"/>
      <text:p text:style-name="P15">2.2 Себестоимости товаров</text:p>
      <text:p text:style-name="P14">Общепроизводственные (цеховые) и общехозяйственные (заводские) расходы распределяются пропорционально основной заработной плате основных рабочих, внепроизводственные (коммерческие) расходы распределяются пропорционально заводской себестоимости.</text:p>
      <text:p text:style-name="P6">Алгоритм выполнения данного задания<text:span text:style-name="T82">[2]</text:span>:</text:p>
      <text:list xml:id="list3023443801" text:style-name="WW8Num70">
        <text:list-header>
          <text:p text:style-name="P176"><text:span text:style-name="T79">1) </text:span>Определить прямые затраты на единицу каждого товара;</text:p>
          <text:p text:style-name="P177"/>
        </text:list-header>
      </text:list>
      <text:p text:style-name="P17">Таблица 2.1 – Прямые затраты на единицу проду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6">Статьи прямых затрат</text:p>
          </table:table-cell>
          <table:table-cell table:style-name="Таблица3.A1" office:value-type="string">
            <text:p text:style-name="P30">Товар 1</text:p>
          </table:table-cell>
          <table:table-cell table:style-name="Таблица3.A1" office:value-type="string">
            <text:p text:style-name="P30">Товар 2</text:p>
          </table:table-cell>
          <table:table-cell table:style-name="Таблица3.A1" office:value-type="string">
            <text:p text:style-name="P30">Товар 3</text:p>
          </table:table-cell>
        </table:table-row>
        <table:table-row table:style-name="Таблица3.1">
          <table:table-cell table:style-name="Таблица3.A1" office:value-type="string">
            <text:p text:style-name="P58">Материалы</text:p>
          </table:table-cell>
          <table:table-cell table:style-name="Таблица3.A1" office:value-type="string">
            <text:p text:style-name="P33">250</text:p>
          </table:table-cell>
          <table:table-cell table:style-name="Таблица3.A1" office:value-type="string">
            <text:p text:style-name="P33">250</text:p>
          </table:table-cell>
          <table:table-cell table:style-name="Таблица3.A1" office:value-type="string">
            <text:p text:style-name="P33">400</text:p>
          </table:table-cell>
        </table:table-row>
        <table:table-row table:style-name="Таблица3.1">
          <table:table-cell table:style-name="Таблица3.A1" office:value-type="string">
            <text:p text:style-name="P58">Сдельная ЗП</text:p>
          </table:table-cell>
          <table:table-cell table:style-name="Таблица3.A1" office:value-type="string">
            <text:p text:style-name="P33">110</text:p>
          </table:table-cell>
          <table:table-cell table:style-name="Таблица3.A1" office:value-type="string">
            <text:p text:style-name="P33">100</text:p>
          </table:table-cell>
          <table:table-cell table:style-name="Таблица3.A1" office:value-type="string">
            <text:p text:style-name="P33">80</text:p>
          </table:table-cell>
        </table:table-row>
        <table:table-row table:style-name="Таблица3.1">
          <table:table-cell table:style-name="Таблица3.A4" office:value-type="string">
            <text:p text:style-name="P59">Взносы на соц. Страхование</text:p>
          </table:table-cell>
          <table:table-cell table:style-name="Таблица3.A4" office:value-type="string">
            <text:p text:style-name="P34">33</text:p>
          </table:table-cell>
          <table:table-cell table:style-name="Таблица3.A4" office:value-type="string">
            <text:p text:style-name="P34">30</text:p>
          </table:table-cell>
          <table:table-cell table:style-name="Таблица3.A4" office:value-type="string">
            <text:p text:style-name="P34">24</text:p>
          </table:table-cell>
        </table:table-row>
        <table:table-row table:style-name="Таблица3.1">
          <table:table-cell table:style-name="Таблица3.A1" office:value-type="string">
            <text:p text:style-name="P56">Итого прямые затраты, руб.</text:p>
          </table:table-cell>
          <table:table-cell table:style-name="Таблица3.A1" office:value-type="string">
            <text:p text:style-name="P33">3<text:span text:style-name="T75">93</text:span></text:p>
          </table:table-cell>
          <table:table-cell table:style-name="Таблица3.A1" office:value-type="string">
            <text:p text:style-name="P33">3<text:span text:style-name="T75">80</text:span></text:p>
          </table:table-cell>
          <table:table-cell table:style-name="Таблица3.A1" office:value-type="string">
            <text:p text:style-name="P34">504</text:p>
          </table:table-cell>
        </table:table-row>
        <table:table-row table:style-name="Таблица3.1">
          <table:table-cell table:style-name="Таблица3.A4" office:value-type="string">
            <text:p text:style-name="P56">Итого прямые затраты по предприятию</text:p>
          </table:table-cell>
          <table:table-cell table:style-name="Таблица3.A4" table:number-columns-spanned="3" office:value-type="string">
            <text:p text:style-name="P33">5 821 500</text:p>
          </table:table-cell>
          <table:covered-table-cell/>
          <table:covered-table-cell/>
        </table:table-row>
      </table:table>
      <text:p text:style-name="P89"/>
      <text:p text:style-name="P17">2) Все косвенные затраты разделить на три группы: общепроизводственные, общехозяйственные расходы, внепроизводственные расходы;</text:p>
      <text:p text:style-name="P89"/>
      <text:p text:style-name="P89"/>
      <text:p text:style-name="P179"><text:soft-page-break/></text:p>
      <text:p text:style-name="P17">Таблица 2.2 – Косвенные затраты предприятия за го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6">Статьи косвенных затрат</text:p>
          </table:table-cell>
          <table:table-cell table:style-name="Таблица4.A1" office:value-type="string">
            <text:p text:style-name="P30">Сумма за год, руб.</text:p>
          </table:table-cell>
          <table:table-cell table:style-name="Таблица4.A1" office:value-type="string">
            <text:p text:style-name="P30">Вид косвенных затрат</text:p>
          </table:table-cell>
        </table:table-row>
        <table:table-row table:style-name="Таблица4.2">
          <table:table-cell table:style-name="Таблица4.A1" office:value-type="string">
            <text:p text:style-name="P56">Амортизационные отчисления</text:p>
          </table:table-cell>
          <table:table-cell table:style-name="Таблица4.A1" office:value-type="string">
            <text:p text:style-name="P33">190 000</text:p>
          </table:table-cell>
          <table:table-cell table:style-name="Таблица4.A1" office:value-type="string">
            <text:p text:style-name="P31"><text:span text:style-name="T84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56">Оклады АУП предприятия</text:p>
          </table:table-cell>
          <table:table-cell table:style-name="Таблица4.A1" office:value-type="string">
            <text:p text:style-name="P33">1 200 000</text:p>
          </table:table-cell>
          <table:table-cell table:style-name="Таблица4.A1" office:value-type="string">
            <text:p text:style-name="P35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56">Взносы на соц. Страхование</text:p>
          </table:table-cell>
          <table:table-cell table:style-name="Таблица4.A1" office:value-type="string">
            <text:p text:style-name="P33">360 000</text:p>
          </table:table-cell>
          <table:table-cell table:style-name="Таблица4.A1" office:value-type="string">
            <text:p text:style-name="P35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0"><text:span text:style-name="T57">Р</text:span>асходы на содержание и эксплуатацию об.</text:p>
          </table:table-cell>
          <table:table-cell table:style-name="Таблица4.A1" office:value-type="string">
            <text:p text:style-name="P39">500 000</text:p>
          </table:table-cell>
          <table:table-cell table:style-name="Таблица4.A1" office:value-type="string">
            <text:p text:style-name="P35"><text:span text:style-name="T83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1">Услуги связи</text:p>
          </table:table-cell>
          <table:table-cell table:style-name="Таблица4.A1" office:value-type="string">
            <text:p text:style-name="P39">150 000</text:p>
          </table:table-cell>
          <table:table-cell table:style-name="Таблица4.A1" office:value-type="string">
            <text:p text:style-name="P36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1">Аренда помещения</text:p>
          </table:table-cell>
          <table:table-cell table:style-name="Таблица4.A1" office:value-type="string">
            <text:p text:style-name="P39">1 000 000</text:p>
          </table:table-cell>
          <table:table-cell table:style-name="Таблица4.A1" office:value-type="string">
            <text:p text:style-name="P36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61">Прочие общехозяйственные расходы</text:p>
          </table:table-cell>
          <table:table-cell table:style-name="Таблица4.A8" office:value-type="string">
            <text:p text:style-name="P39">170 000</text:p>
          </table:table-cell>
          <table:table-cell table:style-name="Таблица4.A8" office:value-type="string">
            <text:p text:style-name="P36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61">Затраты на рекламу</text:p>
          </table:table-cell>
          <table:table-cell table:style-name="Таблица4.A8" office:value-type="string">
            <text:p text:style-name="P39">160 000</text:p>
          </table:table-cell>
          <table:table-cell table:style-name="Таблица4.A8" office:value-type="string">
            <text:p text:style-name="P37"><text:span text:style-name="T75">В</text:span>непроизводственные расходы</text:p>
          </table:table-cell>
        </table:table-row>
        <table:table-row table:style-name="Таблица4.10">
          <table:table-cell table:style-name="Таблица4.A1" office:value-type="string">
            <text:p text:style-name="P56">Итого косвенные затраты</text:p>
          </table:table-cell>
          <table:table-cell table:style-name="Таблица4.A1" office:value-type="string">
            <text:p text:style-name="P34">3 730 000</text:p>
          </table:table-cell>
          <table:table-cell table:style-name="Таблица4.A1" office:value-type="string">
            <text:p text:style-name="P30">–</text:p>
          </table:table-cell>
        </table:table-row>
      </table:table>
      <text:p text:style-name="P89"/>
      <text:p text:style-name="P143">После составления данной таблицы нужно рассчитать годовую сумму общепроизводственных, общехозяйственных и внепроизводственных расходов в целом по предприятию.</text:p>
      <text:p text:style-name="P143"/>
      <text:p text:style-name="P144">Таблица 2.3 – Косвенные затраты предприятия за год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258754420848">
          <table:table-cell table:style-name="Таблица1.A1" office:value-type="string">
            <text:p text:style-name="P69">Вид косвенных затрат</text:p>
          </table:table-cell>
          <table:table-cell table:style-name="Таблица1.B1" office:value-type="string">
            <text:p text:style-name="P142">Сумма за год, руб.</text:p>
          </table:table-cell>
        </table:table-row>
        <table:table-row table:style-name="TableLine94258754467008">
          <table:table-cell table:style-name="Таблица1.A2" office:value-type="string">
            <text:p text:style-name="P31"><text:span text:style-name="T84">О</text:span>бщепроизводственные расходы</text:p>
          </table:table-cell>
          <table:table-cell table:style-name="Таблица1.B2" office:value-type="string">
            <text:p text:style-name="P69"><text:span text:style-name="T84">690</text:span> 000</text:p>
          </table:table-cell>
        </table:table-row>
        <table:table-row table:style-name="TableLine94258754468160">
          <table:table-cell table:style-name="Таблица1.A2" office:value-type="string">
            <text:p text:style-name="P38">Общехозяйственные расходы</text:p>
          </table:table-cell>
          <table:table-cell table:style-name="Таблица1.B2" office:value-type="string">
            <text:p text:style-name="P69"><text:span text:style-name="T84">2 880</text:span> 000</text:p>
          </table:table-cell>
        </table:table-row>
        <table:table-row table:style-name="TableLine94258754468768">
          <table:table-cell table:style-name="Таблица1.A2" office:value-type="string">
            <text:p text:style-name="P38"><text:span text:style-name="T75">В</text:span>непроизводственные расходы</text:p>
          </table:table-cell>
          <table:table-cell table:style-name="Таблица1.B2" office:value-type="string">
            <text:p text:style-name="P69">160 000</text:p>
          </table:table-cell>
        </table:table-row>
        <table:table-row table:style-name="TableLine94258754469456">
          <table:table-cell table:style-name="Таблица1.A2" office:value-type="string">
            <text:p text:style-name="P62">Итого косвенные затраты</text:p>
          </table:table-cell>
          <table:table-cell table:style-name="Таблица1.B2" office:value-type="string">
            <text:p text:style-name="P69">3 730 000</text:p>
          </table:table-cell>
        </table:table-row>
      </table:table>
      <text:p text:style-name="P143"/>
      <text:p text:style-name="P123">3) Для каждого вида косвенных затрат рассчитать коэффициент косвенных затрат с учетом указанного способа распределения (показать все расчеты);</text:p>
      <text:p text:style-name="P125">В формулах вычисления данных коэффициентов применяются суммы основных заработных плат основных работников в цехе, <text:s/>суммы основных заработных плат основных работников на заводе, <text:s/>суммы основных заработных плат основных работников на предприятии. Следовательно данные показатели необходимо вычислить:</text:p>
      <text:p text:style-name="P125">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ы соответствующего товара:</text:p>
      <text:p text:style-name="P126"><text:soft-page-break/></text:p>
      <text:p text:style-name="P127"><text:span text:style-name="T16">S</text:span><text:span text:style-name="T60">осн. з. п. основ. рабоч в цехе </text:span><text:span text:style-name="T16">= </text:span><text:span text:style-name="T21">Σ(С</text:span><text:span text:style-name="T60">осн. з. п. основ. рабоч в цехе </text:span><text:span text:style-name="T63">на товар </text:span><text:span text:style-name="T19">*</text:span><text:span text:style-name="T20">V</text:span><text:span text:style-name="T64">производства товара</text:span><text:span text:style-name="T21">)</text:span></text:p>
      <text:p text:style-name="P126"><text:span text:style-name="T16">S</text:span><text:span text:style-name="T60">осн. з. п. основ. рабоч в цехе </text:span><text:span text:style-name="T16">= 5500*110 + 3000*100 + 5000*80 = 1 305 000</text:span></text:p>
      <text:p text:style-name="P145"/>
      <text:p text:style-name="P128"><text:span text:style-name="T16">S</text:span><text:span text:style-name="T60">осн. з. п. основ. рабоч на заводе </text:span><text:span text:style-name="T16">= S</text:span><text:span text:style-name="T60">осн. з. п. основ. рабоч в цехе <text:s/></text:span><text:span text:style-name="T22">+ </text:span><text:span text:style-name="T16">S</text:span><text:span text:style-name="T65">окладов АУП</text:span></text:p>
      <text:p text:style-name="P126"><text:span text:style-name="T16">S</text:span><text:span text:style-name="T60">осн. з. п. основ. рабоч на заводе </text:span><text:span text:style-name="T16">= </text:span><text:span text:style-name="T17">1 </text:span><text:span text:style-name="T16">305 000</text:span></text:p>
      <text:p text:style-name="P118"/>
      <text:p text:style-name="P133">Далее, становится возможным вычислить требуемые коэффициенты:</text:p>
      <text:p text:style-name="P118"/>
      <text:p text:style-name="P125">K<text:span text:style-name="T58">общепр. </text:span><text:span text:style-name="T60">р</text:span><text:span text:style-name="T58">асходов</text:span><text:span text:style-name="T13"> = S</text:span><text:span text:style-name="T58">общепр. </text:span><text:span text:style-name="T60">р</text:span><text:span text:style-name="T58">асходов</text:span><text:span text:style-name="T13"> / S</text:span><text:span text:style-name="T58">осн. з. п. основ. рабоч в цехе </text:span><text:span text:style-name="T16">= </text:span><text:span text:style-name="T29">690</text:span><text:span text:style-name="T16"> 000 / 1 305 000 = </text:span><text:span text:style-name="T29">0,53</text:span></text:p>
      <text:p text:style-name="P129"><text:span text:style-name="T16">K</text:span><text:span text:style-name="T60">общехоз. расходов</text:span><text:span text:style-name="T16"> = S</text:span><text:span text:style-name="T60">общехоз. расходов</text:span><text:span text:style-name="T16"> / S</text:span><text:span text:style-name="T60">осн. з. п. основ. рабоч на заводе </text:span><text:span text:style-name="T16">= </text:span><text:span text:style-name="T29">2 880</text:span><text:span text:style-name="T17"> 000 / 1 </text:span><text:span text:style-name="T16">305 000</text:span><text:span text:style-name="T17"> = </text:span><text:span text:style-name="T29">2,21</text:span></text:p>
      <text:p text:style-name="P129"><text:span text:style-name="T16">K</text:span><text:span text:style-name="T61">РСЭО</text:span><text:span text:style-name="T16"> = S</text:span><text:span text:style-name="T61">РСЭО цеха</text:span><text:span text:style-name="T16"> / S</text:span><text:span text:style-name="T60">осн. з. п. основ. рабоч на заводе </text:span><text:span text:style-name="T16">= </text:span><text:span text:style-name="T17">500 000 / 1 </text:span><text:span text:style-name="T16">305 000</text:span><text:span text:style-name="T17"> = 0,38</text:span></text:p>
      <text:p text:style-name="P118"/>
      <text:p text:style-name="P123">4) Рассчитать величину общепроизводственных и общехозяйственных расходов, внепроизводственных расходов на единицу каждого товара;</text:p>
      <text:p text:style-name="P119"/>
      <text:p text:style-name="P134">Помимо величин <text:s/>общепроизводственных, общехозяйственных расходов и <text:s/>внепроизводственных расходов, потребуются коэффициенты затрат на каждый вид товара. Вычисление <text:span text:style-name="T77">будут проводиться по формулам</text:span>:</text:p>
      <text:p text:style-name="P135"/>
      <text:p text:style-name="P137"><text:span text:style-name="T16">К</text:span><text:span text:style-name="T60">общепр расходов</text:span><text:span text:style-name="T16"> = S</text:span><text:span text:style-name="T60">общепр. Расходов</text:span><text:span text:style-name="T16"> / S</text:span><text:span text:style-name="T60">осн. з. п. основ. рабоч в цехе</text:span></text:p>
      <text:p text:style-name="P137"><text:span text:style-name="T16">К</text:span><text:span text:style-name="T60">обще</text:span><text:span text:style-name="T69">хоз</text:span><text:span text:style-name="T60"> расходов</text:span><text:span text:style-name="T16"> = S</text:span><text:span text:style-name="T60">обще</text:span><text:span text:style-name="T69">хоз</text:span><text:span text:style-name="T60">. Расходов</text:span><text:span text:style-name="T16"> / S</text:span><text:span text:style-name="T60">осн. з. п. основ. рабоч в цехе</text:span></text:p>
      <text:p text:style-name="P137"><text:span text:style-name="T16">К</text:span><text:span text:style-name="T69">вне</text:span><text:span text:style-name="T60">пр расходов</text:span><text:span text:style-name="T16"> = S</text:span><text:span text:style-name="T69">вне</text:span><text:span text:style-name="T60">пр. Расходов</text:span><text:span text:style-name="T16"> / S</text:span><text:span text:style-name="T60">осн. з. п. основ. рабоч в цехе</text:span></text:p>
      <text:p text:style-name="P154"/>
      <text:p text:style-name="P130"><text:span text:style-name="T16">S</text:span><text:span text:style-name="T60">общепр. Расходов </text:span><text:span text:style-name="T62">на </text:span><text:span text:style-name="T63">единицу товара </text:span><text:span text:style-name="T18">= </text:span><text:span text:style-name="T21">С</text:span><text:span text:style-name="T69">сдельная зп на товар</text:span><text:span text:style-name="T63"> </text:span><text:span text:style-name="T19">* </text:span><text:span text:style-name="T16">К</text:span><text:span text:style-name="T60">общепр расходов</text:span></text:p>
      <text:p text:style-name="P130"><text:span text:style-name="T16">S</text:span><text:span text:style-name="T60">обще</text:span><text:span text:style-name="T69">хоз</text:span><text:span text:style-name="T60">. Расходов </text:span><text:span text:style-name="T62">на </text:span><text:span text:style-name="T63">единицу товара </text:span><text:span text:style-name="T18">= </text:span><text:span text:style-name="T21">С</text:span><text:span text:style-name="T69">сдельная зп на товар</text:span><text:span text:style-name="T63"> </text:span><text:span text:style-name="T19">* </text:span><text:span text:style-name="T16">К</text:span><text:span text:style-name="T60">обще</text:span><text:span text:style-name="T69">хоз</text:span><text:span text:style-name="T60"> расходов</text:span></text:p>
      <text:p text:style-name="P130"><text:span text:style-name="T16">S</text:span><text:span text:style-name="T69">вне</text:span><text:span text:style-name="T60">пр. Расходов </text:span><text:span text:style-name="T62">на </text:span><text:span text:style-name="T63">единицу товара </text:span><text:span text:style-name="T18">= </text:span><text:span text:style-name="T21">С</text:span><text:span text:style-name="T69">сдельная зп на товар</text:span><text:span text:style-name="T63"> </text:span><text:span text:style-name="T19">* </text:span><text:span text:style-name="T16">К</text:span><text:span text:style-name="T69">вне</text:span><text:span text:style-name="T60">пр расходов</text:span></text:p>
      <text:p text:style-name="P119"/>
      <text:p text:style-name="P146"><text:soft-page-break/>Однако, <text:span text:style-name="T86">для сохранения точности </text:span>коэффициент<text:span text:style-name="T86">ы</text:span> <text:span text:style-name="T86">расходом</text:span> можно <text:span text:style-name="T86">встроить в формулы расходов на единицу товара</text:span>:</text:p>
      <text:p text:style-name="P146"/>
      <text:p text:style-name="P131"><text:span text:style-name="T16">S</text:span><text:span text:style-name="T60">общепр. Расходов </text:span><text:span text:style-name="T62">на </text:span><text:span text:style-name="T63">единицу товара </text:span><text:span text:style-name="T18">= </text:span><text:span text:style-name="T21">(</text:span><text:span text:style-name="T16">S</text:span><text:span text:style-name="T60">общепр. Расходов</text:span><text:span text:style-name="T16"> * </text:span><text:span text:style-name="T21">С</text:span><text:span text:style-name="T69">сдельная зп на товар</text:span><text:span text:style-name="T21">) / </text:span><text:span text:style-name="T16">S</text:span><text:span text:style-name="T60">осн. з. п. основ. рабоч в цехе</text:span></text:p>
      <text:p text:style-name="P131"><text:span text:style-name="T20">S</text:span><text:span text:style-name="T64">обще</text:span><text:span text:style-name="T63">хоз</text:span><text:span text:style-name="T64">. </text:span><text:span text:style-name="T60">Р</text:span><text:span text:style-name="T64">асходов </text:span><text:span text:style-name="T62">на </text:span><text:span text:style-name="T63">единицу товара </text:span><text:span text:style-name="T18">= </text:span><text:span text:style-name="T21">(</text:span><text:span text:style-name="T20">S</text:span><text:span text:style-name="T64">обще</text:span><text:span text:style-name="T63">хоз</text:span><text:span text:style-name="T64">. </text:span><text:span text:style-name="T60">Р</text:span><text:span text:style-name="T64">асходов</text:span><text:span text:style-name="T20"> * </text:span><text:span text:style-name="T21">С</text:span><text:span text:style-name="T69">сдельная зп на товар</text:span><text:span text:style-name="T63"> </text:span><text:span text:style-name="T21">)</text:span><text:span text:style-name="T18"> / </text:span><text:span text:style-name="T16">S</text:span><text:span text:style-name="T60">осн. з. п. основ. рабоч в цехе</text:span></text:p>
      <text:p text:style-name="P131"><text:span text:style-name="T20">S</text:span><text:span text:style-name="T64">внепроизв. </text:span><text:span text:style-name="T60">Р</text:span><text:span text:style-name="T64">асходов </text:span><text:span text:style-name="T62">на </text:span><text:span text:style-name="T63">единицу товара </text:span><text:span text:style-name="T18">= </text:span><text:span text:style-name="T21">(</text:span><text:span text:style-name="T20">S</text:span><text:span text:style-name="T64">внепроизв. </text:span><text:span text:style-name="T60">Р</text:span><text:span text:style-name="T64">асходов</text:span><text:span text:style-name="T20"> * </text:span><text:span text:style-name="T21">С</text:span><text:span text:style-name="T69">сдельная зп на товар</text:span><text:span text:style-name="T21">)</text:span><text:span text:style-name="T18"> / </text:span><text:span text:style-name="T16">S</text:span><text:span text:style-name="T60">осн. з. п. основ. рабоч в цехе</text:span></text:p>
      <text:p text:style-name="P147"/>
      <text:p text:style-name="P148">Необходимые формулы получены, теперь следует провести вычисления.</text:p>
      <text:p text:style-name="P134"><text:span text:style-name="T78">Вычисление</text:span> общепроизводственных расходов:</text:p>
      <text:p text:style-name="P120"/>
      <text:p text:style-name="P128"><text:span text:style-name="T19">S</text:span><text:span text:style-name="T63">общепр. </text:span><text:span text:style-name="T60">Р</text:span><text:span text:style-name="T63">асходов </text:span><text:span text:style-name="T62">на </text:span><text:span text:style-name="T63">единицу товара 1</text:span><text:span text:style-name="T19"> </text:span><text:span text:style-name="T18">= </text:span><text:span text:style-name="T21">(</text:span><text:span text:style-name="T29">690</text:span><text:span text:style-name="T19"> 000 * </text:span><text:span text:style-name="T22">110</text:span><text:span text:style-name="T21">)</text:span><text:span text:style-name="T19"> / </text:span><text:span text:style-name="T16">1 305 000</text:span><text:span text:style-name="T19">= </text:span><text:span text:style-name="T29">58,16</text:span><text:span text:style-name="T19"> руб</text:span></text:p>
      <text:p text:style-name="P128"><text:span text:style-name="T19">S</text:span><text:span text:style-name="T63">общепр. </text:span><text:span text:style-name="T60">Р</text:span><text:span text:style-name="T63">асходов </text:span><text:span text:style-name="T62">на </text:span><text:span text:style-name="T63">единицу товара 2</text:span><text:span text:style-name="T19"> </text:span><text:span text:style-name="T18">= </text:span><text:span text:style-name="T21">(</text:span><text:span text:style-name="T29">69</text:span><text:span text:style-name="T19">0 000 * </text:span><text:span text:style-name="T22">100</text:span><text:span text:style-name="T21">)</text:span><text:span text:style-name="T19"> / </text:span><text:span text:style-name="T16">1 305 000</text:span><text:span text:style-name="T19"> = </text:span><text:span text:style-name="T29">52,87</text:span><text:span text:style-name="T19"> руб</text:span></text:p>
      <text:p text:style-name="P128"><text:span text:style-name="T19">S</text:span><text:span text:style-name="T63">общепр. </text:span><text:span text:style-name="T60">Р</text:span><text:span text:style-name="T63">асходов </text:span><text:span text:style-name="T62">на </text:span><text:span text:style-name="T63">единицу товара 3</text:span><text:span text:style-name="T19"> </text:span><text:span text:style-name="T18">= </text:span><text:span text:style-name="T21">(</text:span><text:span text:style-name="T29">69</text:span><text:span text:style-name="T19">0 000 * </text:span><text:span text:style-name="T22">80</text:span><text:span text:style-name="T21">)</text:span><text:span text:style-name="T19"> / </text:span><text:span text:style-name="T16">1 305 000</text:span><text:span text:style-name="T19"> = </text:span><text:span text:style-name="T29">42,30</text:span><text:span text:style-name="T19"> руб</text:span></text:p>
      <text:p text:style-name="P121"/>
      <text:p text:style-name="P136"><text:span text:style-name="T78">Вычисление</text:span> общехозяйственных расходов:</text:p>
      <text:p text:style-name="P121"/>
      <text:p text:style-name="P128"><text:span text:style-name="T19">S</text:span><text:span text:style-name="T63">общехоз. </text:span><text:span text:style-name="T60">Р</text:span><text:span text:style-name="T63">асходов </text:span><text:span text:style-name="T62">на </text:span><text:span text:style-name="T63">единицу товара 1</text:span><text:span text:style-name="T19"> </text:span><text:span text:style-name="T18">= </text:span><text:span text:style-name="T21">(</text:span><text:span text:style-name="T29">2 88</text:span><text:span text:style-name="T17">0 000</text:span><text:span text:style-name="T19"> * </text:span><text:span text:style-name="T22">110</text:span><text:span text:style-name="T21">)</text:span><text:span text:style-name="T19"> / </text:span><text:span text:style-name="T16">1 305 000</text:span><text:span text:style-name="T19"> = </text:span><text:span text:style-name="T29">242,76</text:span><text:span text:style-name="T19"> руб</text:span></text:p>
      <text:p text:style-name="P132"><text:span text:style-name="T19">S</text:span><text:span text:style-name="T63">общехоз. </text:span><text:span text:style-name="T60">Р</text:span><text:span text:style-name="T63">асходов </text:span><text:span text:style-name="T62">на </text:span><text:span text:style-name="T63">единицу товара 2</text:span><text:span text:style-name="T19"> </text:span><text:span text:style-name="T18">= </text:span><text:span text:style-name="T21">(</text:span><text:span text:style-name="T29">2 88</text:span><text:span text:style-name="T17">0 000</text:span><text:span text:style-name="T19"> * </text:span><text:span text:style-name="T22">100</text:span><text:span text:style-name="T21">)</text:span><text:span text:style-name="T19"> / </text:span><text:span text:style-name="T16">1 305 000</text:span><text:span text:style-name="T19"> = </text:span><text:span text:style-name="T29">220,69</text:span><text:span text:style-name="T19"> руб</text:span></text:p>
      <text:p text:style-name="P132"><text:span text:style-name="T19">S</text:span><text:span text:style-name="T63">общехоз. </text:span><text:span text:style-name="T60">Р</text:span><text:span text:style-name="T63">асходов </text:span><text:span text:style-name="T62">на </text:span><text:span text:style-name="T63">единицу товара 3</text:span><text:span text:style-name="T19"> </text:span><text:span text:style-name="T18">= </text:span><text:span text:style-name="T21">(</text:span><text:span text:style-name="T29">2 88</text:span><text:span text:style-name="T17">0 000</text:span><text:span text:style-name="T19">* </text:span><text:span text:style-name="T22">80</text:span><text:span text:style-name="T21">)</text:span><text:span text:style-name="T19"> / </text:span><text:span text:style-name="T16">1 305 000</text:span><text:span text:style-name="T19"> = </text:span><text:span text:style-name="T29">176,55</text:span><text:span text:style-name="T22"> </text:span><text:span text:style-name="T19">руб</text:span></text:p>
      <text:p text:style-name="P121"/>
      <text:p text:style-name="P136"><text:span text:style-name="T78">Вычисление</text:span> <text:span text:style-name="T76">внепроизводственных</text:span> расходов:</text:p>
      <text:p text:style-name="P121"/>
      <text:p text:style-name="P128"><text:span text:style-name="T19">S</text:span><text:span text:style-name="T63">общехоз. </text:span><text:span text:style-name="T60">Р</text:span><text:span text:style-name="T63">асходов </text:span><text:span text:style-name="T62">на </text:span><text:span text:style-name="T63">единицу товара 1</text:span><text:span text:style-name="T19"> </text:span><text:span text:style-name="T18">= </text:span><text:span text:style-name="T21">(</text:span><text:span text:style-name="T35">160 000</text:span><text:span text:style-name="T19"> * </text:span><text:span text:style-name="T22">110</text:span><text:span text:style-name="T21">)</text:span><text:span text:style-name="T19"> / </text:span><text:span text:style-name="T16">1 305 000</text:span><text:span text:style-name="T19"> = </text:span><text:span text:style-name="T22">13,49</text:span><text:span text:style-name="T19"> руб</text:span></text:p>
      <text:p text:style-name="P128"><text:span text:style-name="T19">S</text:span><text:span text:style-name="T63">общехоз. </text:span><text:span text:style-name="T60">Р</text:span><text:span text:style-name="T63">асходов </text:span><text:span text:style-name="T62">на </text:span><text:span text:style-name="T63">единицу товара 2</text:span><text:span text:style-name="T19"> </text:span><text:span text:style-name="T18">= </text:span><text:span text:style-name="T21">(</text:span><text:span text:style-name="T35">160 000</text:span><text:span text:style-name="T19"> * </text:span><text:span text:style-name="T22">100</text:span><text:span text:style-name="T21">)</text:span><text:span text:style-name="T19"> / </text:span><text:span text:style-name="T16">1 305 000</text:span><text:span text:style-name="T19"> = </text:span><text:span text:style-name="T22">12,26</text:span><text:span text:style-name="T19"> руб</text:span></text:p>
      <text:p text:style-name="P128"><text:span text:style-name="T19">S</text:span><text:span text:style-name="T63">общехоз. </text:span><text:span text:style-name="T60">Р</text:span><text:span text:style-name="T63">асходов </text:span><text:span text:style-name="T62">на </text:span><text:span text:style-name="T63">единицу товара 3</text:span><text:span text:style-name="T19"> </text:span><text:span text:style-name="T18">= </text:span><text:span text:style-name="T21">(</text:span><text:span text:style-name="T35">160 000 </text:span><text:span text:style-name="T19">* </text:span><text:span text:style-name="T22">80</text:span><text:span text:style-name="T21">)</text:span><text:span text:style-name="T19"> / </text:span><text:span text:style-name="T16">1 305 000</text:span><text:span text:style-name="T19"> = </text:span><text:span text:style-name="T22">9,81</text:span><text:span text:style-name="T19"> руб</text:span></text:p>
      <text:p text:style-name="P118"/>
      <text:p text:style-name="P123">5) Рассчитать полную себестоимость единицы продукции, составить три калькуляции.</text:p>
      <text:p text:style-name="P118"><text:soft-page-break/></text:p>
      <text:p text:style-name="P123">Таблица 2.4 – Калькуляция себестоимости единицы продукци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row table:style-name="Таблица5.1">
          <table:table-cell table:style-name="Таблица5.A1" office:value-type="string">
            <text:p text:style-name="P57">Статьи затрат, руб.</text:p>
          </table:table-cell>
          <table:table-cell table:style-name="Таблица5.A1" office:value-type="string">
            <text:p text:style-name="P32">Товар 1</text:p>
          </table:table-cell>
          <table:table-cell table:style-name="Таблица5.A1" office:value-type="string">
            <text:p text:style-name="P32">Товар 2</text:p>
          </table:table-cell>
          <table:table-cell table:style-name="Таблица5.A1" office:value-type="string">
            <text:p text:style-name="P32">Товар 3</text:p>
          </table:table-cell>
        </table:table-row>
        <table:table-row table:style-name="Таблица5.2">
          <table:table-cell table:style-name="Таблица5.A1" office:value-type="string">
            <text:p text:style-name="P57">Материалы</text:p>
          </table:table-cell>
          <table:table-cell table:style-name="Таблица5.A1" office:value-type="string">
            <text:p text:style-name="P40">250</text:p>
          </table:table-cell>
          <table:table-cell table:style-name="Таблица5.A1" office:value-type="string">
            <text:p text:style-name="P40">250</text:p>
          </table:table-cell>
          <table:table-cell table:style-name="Таблица5.A1" office:value-type="string">
            <text:p text:style-name="P40">400</text:p>
          </table:table-cell>
        </table:table-row>
        <table:table-row table:style-name="Таблица5.3">
          <table:table-cell table:style-name="Таблица5.A1" office:value-type="string">
            <text:p text:style-name="P57">Основная заработная плата основных рабочих</text:p>
          </table:table-cell>
          <table:table-cell table:style-name="Таблица5.A1" office:value-type="string">
            <text:p text:style-name="P40">110</text:p>
          </table:table-cell>
          <table:table-cell table:style-name="Таблица5.A1" office:value-type="string">
            <text:p text:style-name="P40">100</text:p>
          </table:table-cell>
          <table:table-cell table:style-name="Таблица5.A1" office:value-type="string">
            <text:p text:style-name="P40">80</text:p>
          </table:table-cell>
        </table:table-row>
        <table:table-row table:style-name="Таблица5.3">
          <table:table-cell table:style-name="Таблица5.A4" office:value-type="string">
            <text:p text:style-name="P59">Взносы на соц. Страхование</text:p>
          </table:table-cell>
          <table:table-cell table:style-name="Таблица5.A4" office:value-type="string">
            <text:p text:style-name="P34">33</text:p>
          </table:table-cell>
          <table:table-cell table:style-name="Таблица5.A4" office:value-type="string">
            <text:p text:style-name="P34">30</text:p>
          </table:table-cell>
          <table:table-cell table:style-name="Таблица5.A4" office:value-type="string">
            <text:p text:style-name="P34">24</text:p>
          </table:table-cell>
        </table:table-row>
        <table:table-row table:style-name="Таблица5.5">
          <table:table-cell table:style-name="Таблица5.A1" office:value-type="string">
            <text:p text:style-name="P63">Общепроизводственные расходы</text:p>
          </table:table-cell>
          <table:table-cell table:style-name="Таблица5.A1" office:value-type="string">
            <text:p text:style-name="P44">58,16</text:p>
          </table:table-cell>
          <table:table-cell table:style-name="Таблица5.A1" office:value-type="string">
            <text:p text:style-name="P44">52,87</text:p>
          </table:table-cell>
          <table:table-cell table:style-name="Таблица5.A1" office:value-type="string">
            <text:p text:style-name="P44">42,30</text:p>
          </table:table-cell>
        </table:table-row>
        <table:table-row table:style-name="Таблица5.6">
          <table:table-cell table:style-name="Таблица5.A1" office:value-type="string">
            <text:p text:style-name="P63">Общехозяйственные расходы</text:p>
          </table:table-cell>
          <table:table-cell table:style-name="Таблица5.A1" office:value-type="string">
            <text:p text:style-name="P44">242,76</text:p>
          </table:table-cell>
          <table:table-cell table:style-name="Таблица5.A1" office:value-type="string">
            <text:p text:style-name="P44">220,69</text:p>
          </table:table-cell>
          <table:table-cell table:style-name="Таблица5.A1" office:value-type="string">
            <text:p text:style-name="P44">176,55</text:p>
          </table:table-cell>
        </table:table-row>
        <table:table-row table:style-name="Таблица5.7">
          <table:table-cell table:style-name="Таблица5.A1" office:value-type="string">
            <text:p text:style-name="P57">Внепроизводственные расходы</text:p>
          </table:table-cell>
          <table:table-cell table:style-name="Таблица5.A1" office:value-type="string">
            <text:p text:style-name="P45">13,49</text:p>
          </table:table-cell>
          <table:table-cell table:style-name="Таблица5.A1" office:value-type="string">
            <text:p text:style-name="P46">12,26</text:p>
          </table:table-cell>
          <table:table-cell table:style-name="Таблица5.A1" office:value-type="string">
            <text:p text:style-name="P45">9,81</text:p>
          </table:table-cell>
        </table:table-row>
        <table:table-row table:style-name="Таблица5.8">
          <table:table-cell table:style-name="Таблица5.A1" office:value-type="string">
            <text:p text:style-name="P57">Полная себестоимость единицы продукции </text:p>
          </table:table-cell>
          <table:table-cell table:style-name="Таблица5.A1" office:value-type="string">
            <text:p text:style-name="P41">707,41</text:p>
          </table:table-cell>
          <table:table-cell table:style-name="Таблица5.A1" office:value-type="string">
            <text:p text:style-name="P41">665,82</text:p>
          </table:table-cell>
          <table:table-cell table:style-name="Таблица5.A1" office:value-type="string">
            <text:p text:style-name="P42">7<text:span text:style-name="T85">32,66</text:span></text:p>
          </table:table-cell>
        </table:table-row>
      </table:table>
      <text:p text:style-name="P90"/>
      <text:p text:style-name="P101">Таким образом, полная себестоимость товара 1 составляет 707,41 руб., товара 2 <text:span text:style-name="T53">—</text:span> 665,82 руб., товара 3 <text:span text:style-name="T53">—</text:span> 732,66 руб., прямые затраты по предприятию <text:span text:style-name="T53">—</text:span> <text:span text:style-name="T90">5 821 500 руб., а косвенные </text:span><text:span text:style-name="T53">—</text:span><text:span text:style-name="T90"> </text:span><text:span text:style-name="T92">3 730 000 руб. Теперь необходимо перейти к определению рентабельности продаж и затрат, а также рентабельности основного и оборотного капиталов.</text:span></text:p>
      <text:p text:style-name="P100"/>
      <text:p text:style-name="P110">2.3 Рентабельность операций и капиталов</text:p>
      <text:p text:style-name="P123">Рассчитать рентабельность продаж, рентабельность затрат, рентабельность основного капитала, рентабельность оборотного капитала (по годовым показателям).</text:p>
      <text:p text:style-name="P102">Алгоритм выполнения данного задания<text:span text:style-name="T81">[3]</text:span>:</text:p>
      <text:list xml:id="list140247358074576" text:continue-numbering="true" text:style-name="WW8Num70">
        <text:list-item>
          <text:p text:style-name="P187"><text:s/>рассчитать годовую выручку предприятия;</text:p>
        </text:list-item>
      </text:list>
      <text:p text:style-name="P158"/>
      <text:p text:style-name="P162">V<text:span text:style-name="T58">р</text:span><text:span text:style-name="T13">=5500*</text:span><text:span text:style-name="T24">1000</text:span><text:span text:style-name="T13"> + 3000*</text:span><text:span text:style-name="T24">600</text:span><text:span text:style-name="T13">+ 5000*</text:span><text:span text:style-name="T24">800</text:span><text:span text:style-name="T13"> = </text:span><text:span text:style-name="T24">11 300 000</text:span></text:p>
      <text:p text:style-name="P158"/>
      <text:list xml:id="list140247774315749" text:continue-numbering="true" text:style-name="WW8Num70">
        <text:list-item>
          <text:p text:style-name="P188"><text:s/>рассчитать полную себестоимость за год; </text:p>
          <text:p text:style-name="P191"/>
          <text:p text:style-name="P192"><text:span text:style-name="T23">c/c</text:span><text:span text:style-name="T66">полн</text:span><text:span text:style-name="T23">=</text:span><text:span text:style-name="T30"> </text:span><text:span text:style-name="T43">S</text:span><text:span text:style-name="T72">косв. з </text:span><text:span text:style-name="T38">+ </text:span><text:span text:style-name="T43">S</text:span><text:span text:style-name="T72">прям. з </text:span><text:span text:style-name="T38">= 3 730 000 + </text:span><text:span text:style-name="T37">5 821 500 = 9 551 500</text:span></text:p>
          <text:p text:style-name="P190"/>
        </text:list-item>
        <text:list-item>
          <text:p text:style-name="P187"><text:s/>рассчитать годовую прибыль от продаж;</text:p>
        </text:list-item>
      </text:list>
      <text:p text:style-name="P158"/>
      <text:p text:style-name="P163"><text:soft-page-break/>П = V<text:span text:style-name="T58">р</text:span><text:span text:style-name="T13"> — с/с</text:span><text:span text:style-name="T58">полн</text:span><text:span text:style-name="T13">=11 300 000 — </text:span><text:span text:style-name="T37">9 551 500</text:span><text:span text:style-name="T13"> = </text:span><text:span text:style-name="T30">1 748 500</text:span></text:p>
      <text:p text:style-name="P158"/>
      <text:list xml:id="list140246677503580" text:continue-numbering="true" text:style-name="WW8Num70">
        <text:list-item>
          <text:p text:style-name="P187"><text:s/>рассчитать рентабельность продаж, рентабельность затрат;</text:p>
        </text:list-item>
      </text:list>
      <text:p text:style-name="P159"/>
      <text:p text:style-name="P164"><text:span text:style-name="T13">р</text:span><text:span text:style-name="T58">о </text:span><text:span text:style-name="T13">= П / <text:s/>V</text:span><text:span text:style-name="T58">р </text:span><text:span text:style-name="T13">* 100% = </text:span><text:span text:style-name="T30">1 748 500</text:span><text:span text:style-name="T13"> / 11 300 000 * 100% = 1</text:span><text:span text:style-name="T31">5,47</text:span><text:span text:style-name="T13">%</text:span></text:p>
      <text:p text:style-name="P164"><text:span text:style-name="T13">р</text:span><text:span text:style-name="T70">з</text:span><text:span text:style-name="T58"> </text:span><text:span text:style-name="T13">= П / <text:s/>с/с</text:span><text:span text:style-name="T58">полн </text:span><text:span text:style-name="T13">* 100% = </text:span><text:span text:style-name="T30">1 748 500</text:span><text:span text:style-name="T13"> / </text:span><text:span text:style-name="T23">9 </text:span><text:span text:style-name="T30">551 500</text:span><text:span text:style-name="T13">* 100% = </text:span><text:span text:style-name="T31">18,31</text:span><text:span text:style-name="T13">%</text:span></text:p>
      <text:p text:style-name="P158"/>
      <text:list xml:id="list140247245700522" text:continue-numbering="true" text:style-name="WW8Num70">
        <text:list-item>
          <text:p text:style-name="P187"><text:s/>рассчитать остаточную стоимость основных средств (на конец первого года);</text:p>
        </text:list-item>
      </text:list>
      <text:p text:style-name="P160"/>
      <text:p text:style-name="P165"><text:span text:style-name="T13">S</text:span><text:span text:style-name="T58">ост</text:span><text:span text:style-name="T13"> = S</text:span><text:span text:style-name="T58">перв</text:span><text:span text:style-name="T13"> - А</text:span></text:p>
      <text:p text:style-name="P166"><text:span text:style-name="T13">S</text:span><text:span text:style-name="T58">кг</text:span><text:span text:style-name="T13"> = </text:span><text:span text:style-name="T25">1 900 000 - </text:span><text:span text:style-name="T30">190 000</text:span><text:span text:style-name="T25"> = </text:span><text:span text:style-name="T31">1 710 000</text:span></text:p>
      <text:p text:style-name="P158"/>
      <text:list xml:id="list140247199197126" text:continue-numbering="true" text:style-name="WW8Num70">
        <text:list-item>
          <text:p text:style-name="P187"><text:s/>найти среднегодовую стоимость основных средств;</text:p>
        </text:list-item>
      </text:list>
      <text:p text:style-name="P156"/>
      <text:p text:style-name="P157">S<text:span text:style-name="T58">осн ср</text:span><text:span text:style-name="T13"> = (</text:span><text:span text:style-name="T46">S</text:span><text:span text:style-name="T73">кг</text:span><text:span text:style-name="T46"> + </text:span><text:span text:style-name="T13">S</text:span><text:span text:style-name="T58">н</text:span><text:span text:style-name="T73">г</text:span><text:span text:style-name="T13">) / 2 = (</text:span><text:span text:style-name="T31">1 710 000</text:span><text:span text:style-name="T13"> + 1 900 000) / 2 = </text:span><text:span text:style-name="T32">1 805 000</text:span></text:p>
      <text:p text:style-name="P156"/>
      <text:p text:style-name="P100">Остаточную и среднегодовую стоимость считаем только по оборудованию, поскольку помещение взято в аренду.</text:p>
      <text:list xml:id="list140248388761579" text:continue-numbering="true" text:style-name="WW8Num70">
        <text:list-item>
          <text:p text:style-name="P189"><text:s/>рассчитать рентабельность основного капитала, при его расчете учитываются основные средства, находящиеся в собственности предприятия; арендованные основные средства не учитываются.</text:p>
        </text:list-item>
      </text:list>
      <text:p text:style-name="P161"/>
      <text:p text:style-name="P167">Р<text:span text:style-name="T58">осн кап</text:span><text:span text:style-name="T13"> = П</text:span><text:span text:style-name="T58">до налог</text:span><text:span text:style-name="T13"> / S</text:span><text:span text:style-name="T58">осн ср</text:span><text:span text:style-name="T13"> * 100%</text:span></text:p>
      <text:p text:style-name="P171"/>
      <text:p text:style-name="P171">Прибыль до налогообложения соответствует прибыли от реализации, поскольку рабочий год не сопровождался прочими доходами и расходами. Поэтому:</text:p>
      <text:p text:style-name="P171"/>
      <text:p text:style-name="P168"><text:soft-page-break/><text:span text:style-name="T13">Р</text:span><text:span text:style-name="T58">осн кап</text:span><text:span text:style-name="T13"> = </text:span><text:span text:style-name="T30">1 748 500</text:span><text:span text:style-name="T13"> / </text:span><text:span text:style-name="T32">1 805 000</text:span><text:span text:style-name="T13"> * 100% =</text:span><text:span text:style-name="T31"> 96,87</text:span><text:span text:style-name="T26">%</text:span></text:p>
      <text:p text:style-name="P161"/>
      <text:list xml:id="list140247497973884" text:continue-numbering="true" text:style-name="WW8Num70">
        <text:list-item>
          <text:p text:style-name="P178">рассчитать рентабельность оборотного капитала</text:p>
        </text:list-item>
      </text:list>
      <text:p text:style-name="P103"/>
      <text:p text:style-name="P169"><text:span text:style-name="T13">Р</text:span><text:span text:style-name="T58">осн кап</text:span><text:span text:style-name="T13"> = П</text:span><text:span text:style-name="T58">до налог</text:span><text:span text:style-name="T13"> / S</text:span><text:span text:style-name="T67">об</text:span><text:span text:style-name="T58"> </text:span><text:span text:style-name="T67">кап</text:span><text:span text:style-name="T13"> * 100%</text:span></text:p>
      <text:p text:style-name="P170"><text:span text:style-name="T13">Р</text:span><text:span text:style-name="T58">осн кап</text:span><text:span text:style-name="T13"> = </text:span><text:span text:style-name="T30">1 748 500</text:span><text:span text:style-name="T26"> / 6 000 000 * 100% = </text:span><text:span text:style-name="T31">29,14</text:span><text:span text:style-name="T26">%</text:span></text:p>
      <text:p text:style-name="P100"/>
      <text:p text:style-name="P101">Таким образов, рентабельность затрат составляет 15,47%, рентабельность продаж <text:span text:style-name="T53">—</text:span> 18,31%, рентабельность основного капитала <text:span text:style-name="T53">—</text:span> 96,87%, рентабельность оборотного капитала <text:span text:style-name="T53">—</text:span> 29,14%. Далее будет проводиться вычисление показателей эффективности.</text:p>
      <text:p text:style-name="P100"/>
      <text:p text:style-name="P122">2.4 Показатели эффективности</text:p>
      <text:p text:style-name="P123">Рассчитать капиталоотдачу, капиталоемкость, коэффициент оборачиваемости, длительность одного оборота, коэффициент загрузки. </text:p>
      <text:p text:style-name="P124"/>
      <text:p text:style-name="P138"><text:span text:style-name="T13">К</text:span><text:span text:style-name="T58">о</text:span><text:span text:style-name="T13"> = V</text:span><text:span text:style-name="T58">р</text:span><text:span text:style-name="T13"> / S</text:span><text:span text:style-name="T58">осн кап</text:span><text:span text:style-name="T13"> = 11 300 000 / </text:span><text:span text:style-name="T32">1 805 000</text:span><text:span text:style-name="T13"> = </text:span><text:span text:style-name="T31">6,26</text:span></text:p>
      <text:p text:style-name="P138"><text:span text:style-name="T13">К</text:span><text:span text:style-name="T58">е</text:span><text:span text:style-name="T13"> = S</text:span><text:span text:style-name="T58">осн кап </text:span><text:span text:style-name="T13">/ V</text:span><text:span text:style-name="T58">р</text:span><text:span text:style-name="T13"> = </text:span><text:span text:style-name="T32">1 805 000</text:span><text:span text:style-name="T13"> / 11 300 000 = 0,</text:span><text:span text:style-name="T31">16</text:span></text:p>
      <text:p text:style-name="P139"><text:span text:style-name="T13">К</text:span><text:span text:style-name="T58">об</text:span><text:span text:style-name="T13"> = V</text:span><text:span text:style-name="T58">р</text:span><text:span text:style-name="T13"> / S</text:span><text:span text:style-name="T58">об кап</text:span><text:span text:style-name="T13"> = 11 300 000 / 6 000 000 = </text:span><text:span text:style-name="T27">1,88</text:span></text:p>
      <text:p text:style-name="P139"><text:span text:style-name="T27">К</text:span><text:span text:style-name="T68">заг</text:span><text:span text:style-name="T27"> = S</text:span><text:span text:style-name="T68">об кап </text:span><text:span text:style-name="T27">/ V</text:span><text:span text:style-name="T68">р</text:span><text:span text:style-name="T27"> = 6 000 000 / 11 300 000 = 0,53</text:span></text:p>
      <text:p text:style-name="P140"><text:span text:style-name="T13">Т</text:span><text:span text:style-name="T58">об</text:span><text:span text:style-name="T13"> = Т / </text:span><text:span text:style-name="T26">К</text:span><text:span text:style-name="T67">об</text:span><text:span text:style-name="T26"> </text:span><text:span text:style-name="T13">= 365 / 1,88 = 194,15 ~ 195 дней</text:span></text:p>
      <text:p text:style-name="P149"/>
      <text:p text:style-name="P150">Таким образом, капиталоотдача равна 6,26, капиталоемкость <text:span text:style-name="T95">—</text:span> 0,16, коэффициент оборачиваемости <text:span text:style-name="T95">—</text:span> 1,88, коэффициент загрузки <text:span text:style-name="T95">—</text:span> 0,53, период оборота <text:span text:style-name="T95">—</text:span> 195 дней. Следующим этапом будет вычисление уже показателей рентабельности проекта.</text:p>
      <text:p text:style-name="P149"/>
      <text:p text:style-name="P149"/>
      <text:p text:style-name="P149"/>
      <text:p text:style-name="P110"><text:soft-page-break/>2.5 Показатели рентабельности проекта</text:p>
      <text:p text:style-name="P123">Рассчитать порог рентабельности, запас финансовой прочности в рублях и в процентах, операционный рычаг (по предприятию в целом).</text:p>
      <text:p text:style-name="P100">Алгоритм выполнения данного задания<text:span text:style-name="T80">[4]</text:span>:</text:p>
      <text:p text:style-name="P100">1) рассчитать совокупные переменные затраты за год;</text:p>
      <text:p text:style-name="P100"/>
      <text:p text:style-name="P91">VC = сдельная ЗП + материалы + взносы на соц. страхование</text:p>
      <text:p text:style-name="P92">VC = 5500*(110 + 250 + 33) + 3000*(100 + 250 + 30) + 5000*(80 + 400 + 24)</text:p>
      <text:p text:style-name="P92"><text:tab/><text:tab/>= <text:span text:style-name="T90">5 821 500</text:span><text:span text:style-name="T34"> руб</text:span></text:p>
      <text:p text:style-name="P100"/>
      <text:p text:style-name="P100">2) рассчитать совокупные постоянные затраты за год;</text:p>
      <text:p text:style-name="P104"/>
      <text:p text:style-name="P93">FC = окладная ЗП + взносы на соц. страхование + аренда + амортизация + РСЭО + услуги связи + реклама + прочие</text:p>
      <text:p text:style-name="P94">FC = 1 200 000 + 360 000 + 1 000 000 + 190 000 + 500 000 + 150 000 + 160 000 + 170 000 <text:span text:style-name="T97">= 3 730 000</text:span><text:span text:style-name="T34"> руб</text:span></text:p>
      <text:p text:style-name="P100"/>
      <text:p text:style-name="P100">3) рассчитать совокупный маржинальный доход (за год);</text:p>
      <text:p text:style-name="P100"/>
      <text:p text:style-name="P95">МД = V<text:span text:style-name="T58">р</text:span><text:span text:style-name="T13"> - VC =</text:span> <text:span text:style-name="T13">11</text:span> 300 000 - <text:span text:style-name="T90">5 821 500</text:span> = 5 478 500<text:span text:style-name="T13"> руб</text:span></text:p>
      <text:p text:style-name="P100"/>
      <text:p text:style-name="P100">4) рассчитать коэффициент маржинального дохода;</text:p>
      <text:p text:style-name="P100"/>
      <text:p text:style-name="P96">К<text:span text:style-name="T58">МД</text:span><text:span text:style-name="T13"> = МД / V</text:span><text:span text:style-name="T58">р</text:span><text:span text:style-name="T13"> = 5 478 500 / 11 300 000 = 0,4848</text:span></text:p>
      <text:p text:style-name="P100"/>
      <text:p text:style-name="P100">5) рассчитать порог рентабельности;</text:p>
      <text:p text:style-name="P100"/>
      <text:p text:style-name="P96">p<text:span text:style-name="T58">б</text:span><text:span text:style-name="T13"> = FC / К</text:span><text:span text:style-name="T58">МД</text:span><text:span text:style-name="T13"> = 3 730 000 / 0,4848 = 7 693 894,39 руб</text:span></text:p>
      <text:p text:style-name="P100"/>
      <text:p text:style-name="P100"><text:soft-page-break/>6) рассчитать запас финансовой прочности (в руб. и в процентах);</text:p>
      <text:p text:style-name="P105"/>
      <text:p text:style-name="P97"><text:span text:style-name="T13">B</text:span><text:span text:style-name="T58">ф</text:span><text:span text:style-name="T13"> = <text:s/>V</text:span><text:span text:style-name="T58">р</text:span><text:span text:style-name="T13"> - p</text:span><text:span text:style-name="T58">б</text:span><text:span text:style-name="T13"> = 11 300 000 - 7 693 894,39 = 3 606 105,61 руб</text:span></text:p>
      <text:p text:style-name="P97"><text:span text:style-name="T13">B</text:span><text:span text:style-name="T58">ф</text:span><text:span text:style-name="T13">’ = B</text:span><text:span text:style-name="T58">ф</text:span><text:span text:style-name="T13"> / V</text:span><text:span text:style-name="T58">р</text:span><text:span text:style-name="T13"> = 3 606 105,61 / 11 300 000 * 100% = 31,91%</text:span></text:p>
      <text:p text:style-name="P100"/>
      <text:p text:style-name="P100">7) рассчитать операционный рычаг.</text:p>
      <text:p text:style-name="P100"/>
      <text:p text:style-name="P98">Р<text:span text:style-name="T80">о</text:span><text:span text:style-name="T13"> = МД / П = 5 870 000 / </text:span><text:span text:style-name="T30">1 748 500</text:span><text:span text:style-name="T28"> = </text:span><text:span text:style-name="T33">3,36</text:span></text:p>
      <text:p text:style-name="P141"/>
      <text:p text:style-name="P111">Таким образом, совокупные переменные затраты за год <text:span text:style-name="T15">—</text:span> 5 821 500 руб., совокупные постоянные затраты <text:span text:style-name="T15">—</text:span> 3 730 000 руб., маржинальный доход <text:span text:style-name="T15">—</text:span> 5 478 500 руб., коэффициент маржинального дохода <text:span text:style-name="T15">—</text:span> 0,4848, порог рентабельности <text:span text:style-name="T15">—</text:span> <text:span text:style-name="T34">7 693 894,39</text:span> руб., запас финансовой прочности в рублях <text:span text:style-name="T15">—</text:span> <text:span text:style-name="T34">3 606 105,61</text:span> руб., в процентах <text:span text:style-name="T15">—</text:span> <text:span text:style-name="T34">31,91</text:span>%, операционный рычаг <text:span text:style-name="T15">—</text:span> 3,36. Последним этапом выполнения анализа является определение выгодности проекта, которое будет выполняться далее.</text:p>
      <text:p text:style-name="P141"/>
      <text:p text:style-name="P110">2.6 Выгодность проекта</text:p>
      <text:p text:style-name="P100"><text:span text:style-name="T2">Цена </text:span>оборудования составляет 1 900 000 руб. Использование этого оборудования позволит ежегодно в течение трёх лет получать доход в размере 420 000 руб., 400 000 руб. и 450 000 руб. По истечении третьего года оборудование будет продано за сумму 1 500 000 руб. Ставка банка 22% годовых.</text:p>
      <text:p text:style-name="P141"/>
      <text:p text:style-name="P112">Алгоритм выполнения данного задания<text:span text:style-name="T80">[5]</text:span>:</text:p>
      <text:p text:style-name="P113">1) Чистая дисконтированная стоимость</text:p>
      <text:p text:style-name="P113"/>
      <text:p text:style-name="P114">Прежде всего, необходимо вычислить коэффициент дисконтирования — за его основу будет принята банковская ставка (БС) и он будет вычислен по формуле:</text:p>
      <text:p text:style-name="P114"><text:soft-page-break/></text:p>
      <text:p text:style-name="P114">k = БС / 100% = 22% / 100% = 0,22</text:p>
      <text:p text:style-name="P114"/>
      <text:p text:style-name="P152">Теперь будет вычисляться чистая дисконтированная стоимость (NPV):</text:p>
      <text:p text:style-name="P113"/>
      <text:p text:style-name="P115">NPV = Σ(CF<text:span text:style-name="T58">n</text:span><text:span text:style-name="T13"> / (1 + k)^n) <text:s/>- I</text:span><text:span text:style-name="T58">o</text:span><text:span text:style-name="T13"> = 420 000 / 1,22^1 + 400 000 / 1,22^2 + 450 000 / 1,22^3 <text:s/>- 1 900 000 + 1 500 000 </text:span><text:span text:style-name="T40">= 860 825,36 - 1 900 000 + 1 500 000 = 460 825,36</text:span></text:p>
      <text:p text:style-name="P113"/>
      <text:p text:style-name="P113">2) Индекс доходности</text:p>
      <text:p text:style-name="P155"/>
      <text:p text:style-name="P116">PI = <text:span text:style-name="T91">Σ(CF</text:span><text:span text:style-name="T71">n</text:span><text:span text:style-name="T41"> / (1 + k)^n)</text:span> / I<text:span text:style-name="T58">o</text:span><text:span text:style-name="T13"> = (860 825,36 + 1 500 000) / 1 900 000 = 1,24</text:span></text:p>
      <text:p text:style-name="P113"/>
      <text:p text:style-name="P108">3) срок окупаемости</text:p>
      <text:p text:style-name="P153"/>
      <text:p text:style-name="P86"><text:span text:style-name="T39">Смотря на вычисление </text:span><text:span text:style-name="T44">NPV</text:span><text:span text:style-name="T39">, можно увидеть, что срок окупаемости – 3 года (после продажи оборудования).</text:span></text:p>
      <text:p text:style-name="P117"/>
      <text:p text:style-name="P108">4) внутренняя норма доходности</text:p>
      <text:p text:style-name="P108"/>
      <text:p text:style-name="P107">IRR = k<text:span text:style-name="T58">1</text:span><text:span text:style-name="T13"> + f(k</text:span><text:span text:style-name="T58">1</text:span><text:span text:style-name="T13">) * (k</text:span><text:span text:style-name="T58">2</text:span><text:span text:style-name="T13"> - k</text:span><text:span text:style-name="T58">1</text:span><text:span text:style-name="T13">) / (f(k</text:span><text:span text:style-name="T58">1</text:span><text:span text:style-name="T13">) — f(k</text:span><text:span text:style-name="T58">2</text:span><text:span text:style-name="T13">))</text:span></text:p>
      <text:p text:style-name="P151"/>
      <text:p text:style-name="P87"><text:span text:style-name="T36">Вычислим значения </text:span><text:span text:style-name="T42">NPV</text:span><text:span text:style-name="T36"> в зависимости от </text:span><text:span text:style-name="T42">k</text:span><text:span text:style-name="T36"> с помощью средств </text:span><text:span text:style-name="T42">Excel</text:span><text:span text:style-name="T36">.</text:span></text:p>
      <text:p text:style-name="P151"/>
      <text:p text:style-name="P151">Таблица 2.5. Значения NPV в зависимости от коэф. дисконтировани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2"/>
        <table:table-column table:style-name="Table1.C"/>
        <table:table-row table:style-name="TableLine94258754689376">
          <table:table-cell table:style-name="Table1.A1" office:value-type="string">
            <text:p text:style-name="P70">k</text:p>
          </table:table-cell>
          <table:table-cell table:style-name="Table1.A1" office:value-type="string">
            <text:p text:style-name="P72">0,22</text:p>
          </table:table-cell>
          <table:table-cell table:style-name="Table1.A1" office:value-type="string">
            <text:p text:style-name="P72">0,32</text:p>
          </table:table-cell>
          <table:table-cell table:style-name="Table1.A1" office:value-type="string">
            <text:p text:style-name="P72">0,42</text:p>
            <text:p text:style-name="P64"/>
          </table:table-cell>
          <table:table-cell table:style-name="Table1.A1" office:value-type="string">
            <text:p text:style-name="P72">0,52</text:p>
            <text:p text:style-name="P64"/>
          </table:table-cell>
          <table:table-cell table:style-name="Table1.A1" office:value-type="string">
            <text:p text:style-name="P72">0,62</text:p>
            <text:p text:style-name="P64"/>
          </table:table-cell>
          <table:table-cell table:style-name="Table1.A1" office:value-type="string">
            <text:p text:style-name="P72">0,72</text:p>
            <text:p text:style-name="P64"/>
          </table:table-cell>
          <table:table-cell table:style-name="Table1.A1" office:value-type="string">
            <text:p text:style-name="P72">0,82</text:p>
            <text:p text:style-name="P64"/>
          </table:table-cell>
          <table:table-cell table:style-name="Table1.A1" office:value-type="string">
            <text:p text:style-name="P72">0,92</text:p>
            <text:p text:style-name="P64"/>
          </table:table-cell>
          <table:table-cell table:style-name="Table1.J1" office:value-type="string">
            <text:p text:style-name="P72">1,02</text:p>
            <text:p text:style-name="P64"/>
          </table:table-cell>
        </table:table-row>
        <table:table-row table:style-name="TableLine94258754674336">
          <table:table-cell table:style-name="Table1.A2" office:value-type="string">
            <text:p text:style-name="P43">Σ(CF<text:span text:style-name="T58">n</text:span><text:span text:style-name="T13"> / (1 + k)^n)</text:span></text:p>
          </table:table-cell>
          <table:table-cell table:style-name="Table1.A2" office:value-type="string">
            <text:p text:style-name="P73">860825,35</text:p>
          </table:table-cell>
          <table:table-cell table:style-name="Table1.A2" office:value-type="string">
            <text:p text:style-name="P73">743405,12</text:p>
          </table:table-cell>
          <table:table-cell table:style-name="Table1.A2" office:value-type="string">
            <text:p text:style-name="P73">651309,96</text:p>
          </table:table-cell>
          <table:table-cell table:style-name="Table1.A2" office:value-type="string">
            <text:p text:style-name="P73">577585,10</text:p>
          </table:table-cell>
          <table:table-cell table:style-name="Table1.A2" office:value-type="string">
            <text:p text:style-name="P73">517519,34</text:p>
          </table:table-cell>
          <table:table-cell table:style-name="Table1.A2" office:value-type="string">
            <text:p text:style-name="P73">467829,87</text:p>
          </table:table-cell>
          <table:table-cell table:style-name="Table1.A2" office:value-type="string">
            <text:p text:style-name="P73">426172,18</text:p>
          </table:table-cell>
          <table:table-cell table:style-name="Table1.A2" office:value-type="string">
            <text:p text:style-name="P73">390835,23</text:p>
          </table:table-cell>
          <table:table-cell table:style-name="Table1.J2" office:value-type="string">
            <text:p text:style-name="P73">360546,09</text:p>
          </table:table-cell>
        </table:table-row>
        <table:table-row table:style-name="TableLine94258754696672">
          <table:table-cell table:style-name="Table1.A2" office:value-type="string">
            <text:p text:style-name="P70">NPV</text:p>
          </table:table-cell>
          <table:table-cell table:style-name="Table1.A2" office:value-type="string">
            <text:p text:style-name="P73">460825,35</text:p>
          </table:table-cell>
          <table:table-cell table:style-name="Table1.A2" office:value-type="string">
            <text:p text:style-name="P73">343405,12</text:p>
          </table:table-cell>
          <table:table-cell table:style-name="Table1.A2" office:value-type="string">
            <text:p text:style-name="P73">251309,96</text:p>
          </table:table-cell>
          <table:table-cell table:style-name="Table1.A2" office:value-type="string">
            <text:p text:style-name="P73">177585,1</text:p>
          </table:table-cell>
          <table:table-cell table:style-name="Table1.A2" office:value-type="string">
            <text:p text:style-name="P73">117519,34</text:p>
          </table:table-cell>
          <table:table-cell table:style-name="Table1.A2" office:value-type="string">
            <text:p text:style-name="P73">67829,87</text:p>
          </table:table-cell>
          <table:table-cell table:style-name="Table1.A2" office:value-type="string">
            <text:p text:style-name="P73">26172,18</text:p>
          </table:table-cell>
          <table:table-cell table:style-name="Table1.A2" office:value-type="string">
            <text:p text:style-name="P73">-9164,76</text:p>
          </table:table-cell>
          <table:table-cell table:style-name="Table1.J2" office:value-type="string">
            <text:p text:style-name="P73">-39453,9</text:p>
          </table:table-cell>
        </table:table-row>
        <table:table-row table:style-name="TableLine94258754700112">
          <table:table-cell table:style-name="Table1.A2" office:value-type="string">
            <text:p text:style-name="P70">PI</text:p>
          </table:table-cell>
          <table:table-cell table:style-name="Table1.A2" office:value-type="string">
            <text:p text:style-name="P73">1,24</text:p>
          </table:table-cell>
          <table:table-cell table:style-name="Table1.A2" office:value-type="string">
            <text:p text:style-name="P73">1,18</text:p>
          </table:table-cell>
          <table:table-cell table:style-name="Table1.A2" office:value-type="string">
            <text:p text:style-name="P73">1,13</text:p>
          </table:table-cell>
          <table:table-cell table:style-name="Table1.A2" office:value-type="string">
            <text:p text:style-name="P73">1,09</text:p>
          </table:table-cell>
          <table:table-cell table:style-name="Table1.A2" office:value-type="string">
            <text:p text:style-name="P73">1,06</text:p>
          </table:table-cell>
          <table:table-cell table:style-name="Table1.A2" office:value-type="string">
            <text:p text:style-name="P73">1,03</text:p>
          </table:table-cell>
          <table:table-cell table:style-name="Table1.A2" office:value-type="string">
            <text:p text:style-name="P73">1,01</text:p>
          </table:table-cell>
          <table:table-cell table:style-name="Table1.A2" office:value-type="string">
            <text:p text:style-name="P73">0,99</text:p>
          </table:table-cell>
          <table:table-cell table:style-name="Table1.J2" office:value-type="string">
            <text:p text:style-name="P74">0,97</text:p>
          </table:table-cell>
        </table:table-row>
      </table:table>
      <text:p text:style-name="P106"/>
      <text:p text:style-name="P18"><text:soft-page-break/><text:span text:style-name="T89">Для вычисления </text:span><text:span text:style-name="T88">IRR</text:span><text:span text:style-name="T89"> возьмем </text:span><text:span text:style-name="T88">k</text:span><text:span text:style-name="T89">1 = 0,82 и </text:span><text:span text:style-name="T88">k</text:span><text:span text:style-name="T89">2 = 0,92 – там, где </text:span><text:span text:style-name="T88">NPV</text:span><text:span text:style-name="T89"> меняет знак с + на –.</text:span></text:p>
      <text:p text:style-name="P71"/>
      <text:p text:style-name="P88"><text:span text:style-name="T88">IRR</text:span><text:span text:style-name="T89"> = 0,82 + </text:span><text:span text:style-name="T87">26172,18</text:span><text:span text:style-name="T89"> * (0,92 - 0,82) / (</text:span><text:span text:style-name="T87">26172,18 -</text:span><text:span text:style-name="T89"> (</text:span><text:span text:style-name="T87">-9164,76</text:span><text:span text:style-name="T89">)) = 0,8941 * 100% = 89,41%</text:span></text:p>
      <text:p text:style-name="P117"/>
      <text:p text:style-name="P99"><text:span text:style-name="T93">Таким образом, </text:span><text:span text:style-name="T88">NPV</text:span><text:span text:style-name="T89"> &gt; 0, </text:span><text:span text:style-name="T88">PI</text:span><text:span text:style-name="T89"> &gt; 1, </text:span><text:span text:style-name="T88">IRR</text:span><text:span text:style-name="T89"> &gt; банковская ставка. </text:span><text:span text:style-name="T94">Из всего этого следует, что проект </text:span><text:span text:style-name="T52">—</text:span><text:span text:style-name="T94"> выгодный.</text:span></text:p>
      <text:p text:style-name="P99"><text:span text:style-name="T96">Вывод</text:span><text:span text:style-name="T94">, в данном разделе были вычислены амортизация, полные себестоимости каждой единицы продукции, рентабельности операций и капиталов, показатели эффективности, рентабельности проекта, после чего с дополнительными вычислениями была определена выгодность проекта. Теперь же необходимо построить заключение.</text:span></text:p>
      <text:p text:style-name="P20">ЗАКЛЮЧЕНИЕ</text:p>
      <text:p text:style-name="P13"/>
      <text:p text:style-name="P10">На основании проделанный работы можно заключить, что:</text:p>
      <text:p text:style-name="P11">1) <text:s/><text:span text:style-name="T47">сумма амортизации составляет 190 000 рублей за один отчётный период;</text:span></text:p>
      <text:p text:style-name="P11"><text:span text:style-name="T47">2) <text:s/>полная себестоимость товара 1 составляет 707,41 руб., товара 2 </text:span><text:span text:style-name="T49">—</text:span><text:span text:style-name="T47"> 665,82 руб., товара 3 </text:span><text:span text:style-name="T49">—</text:span><text:span text:style-name="T47"> 732,66 руб., прямые затраты по предприятию </text:span><text:span text:style-name="T49">—</text:span><text:span text:style-name="T47"> </text:span><text:span text:style-name="T48">5 821 500 руб., а косвенные </text:span><text:span text:style-name="T49">—</text:span><text:span text:style-name="T48"> </text:span><text:span text:style-name="T35">3 730 000 руб;</text:span></text:p>
      <text:p text:style-name="P11"><text:span text:style-name="T35">3) <text:s/>рентабельность затрат составляет 15,47%, рентабельность продаж </text:span><text:span text:style-name="T49">—</text:span><text:span text:style-name="T35"> 18,31%, рентабельность основного капитала </text:span><text:span text:style-name="T49">—</text:span><text:span text:style-name="T35"> 96,87%, рентабельность оборотного капитала — 29,14;</text:span></text:p>
      <text:p text:style-name="P11"><text:span text:style-name="T35">4) <text:s/></text:span><text:span text:style-name="T26">капиталоотдача равна 6,26, капиталоемкость </text:span><text:span text:style-name="T49">—</text:span><text:span text:style-name="T26"> 0,16, коэффициент оборачиваемости </text:span><text:span text:style-name="T49">—</text:span><text:span text:style-name="T26"> 1,88, коэффициент загрузки </text:span><text:span text:style-name="T49">—</text:span><text:span text:style-name="T26"> 0,53, период оборота - 195 дней</text:span></text:p>
      <text:p text:style-name="P12"><text:span text:style-name="T35">5) <text:s/></text:span><text:span text:style-name="T49">совокупные переменные затраты за год — 5 821 500 руб., совокупные постоянные затраты — 3 730 000 руб., маржинальный доход — 5 478 500 руб., коэффициент маржинального дохода — 0,4848, порог рентабельности — </text:span><text:span text:style-name="T54">7 693 894,39</text:span><text:span text:style-name="T49"> руб., запас финансовой прочности в рублях — </text:span><text:span text:style-name="T54">3 606 105,61</text:span><text:span text:style-name="T49"> руб., в процентах — </text:span><text:span text:style-name="T54">31,91</text:span><text:span text:style-name="T49">%, операционный рычаг — 3,36;</text:span></text:p>
      <text:p text:style-name="P11"><text:span text:style-name="T49">6) <text:s/></text:span><text:span text:style-name="T45">чистая дисконтированная стоимость </text:span><text:span text:style-name="T50">больше 0, </text:span><text:span text:style-name="T45">индекс доходности</text:span><text:span text:style-name="T50"> больше 1, внутренняя норма доходности выше банковской ставки</text:span><text:span text:style-name="T51">, на основании чего сделан вывод, что проект является выгодным.</text:span></text:p>
      <text:p text:style-name="P16">Анализ выгодности проекта проведен, цель аналитического отчета выполнена.</text:p>
      <text:p text:style-name="P20">СПИСОК ИСПОЛЬЗОВАННЫХ ИСТОЧНИКОВ</text:p>
      <text:p text:style-name="P2"/>
      <text:list xml:id="list1877041766" text:style-name="L2">
        <text:list-item>
          <text:p text:style-name="P184">Экономика организации (предприятия): учебник и практикум для прикладного бакалавриата / И. В. Сергеев, И. И. Веретенникова. - 6-е изд., перераб. И доп. - М.: Издательство Юрайт, 2016. - 511 с. - Серия: Бакалавр. Прикладной курс.</text:p>
        </text:list-item>
        <text:list-item>
          <text:p text:style-name="P185">Экономика предприятия : учебное пособие / Вайс Т. А., Вайс Е. Н., Васильцов В. С., Симунина Т. А. 3-е изд., перераб. и доп. Москва : КНОРУС, 2016. 244 с. 15,5 усл. печ. л.</text:p>
        </text:list-item>
        <text:list-item>
          <text:p text:style-name="P185">Экономика предприятия : учебник для вузов / Горфинкель В. Я., Антонова О. В., Базилевич А. И., Блинов А. О. 6-е изд., перераб. и доп. Москва : ЮНИТИ-ДАНА, 2018. 663 с. 41,5 усл. печ. л.</text:p>
        </text:list-item>
        <text:list-item>
          <text:p text:style-name="P185">Баскакова О. В., Сейко Л. Ф. Экономика предприятия (организации) : учебник для бакалавров. Москва : Дашков и К, 2017. 369 с. 23,25 усл. печ. л.</text:p>
        </text:list-item>
        <text:list-item>
          <text:p text:style-name="P185">Чайников В. В., Лапин Д. Г. Экономика предприятия (организации) : учебное пособие. 2-е изд., перераб. и доп. Москва : ЮНИТИ-ДАНА, 2018. 439 с. 27,5 усл. печ. л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ymbol" svg:font-family="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Основной_20_абзац" style:display-name="Основной абзац" style:family="paragraph" style:parent-style-name="Standard">
      <style:paragraph-properties fo:margin-left="0cm" fo:margin-right="0cm" fo:line-height="110%" fo:text-align="justify" style:justify-single-word="false" fo:hyphenation-ladder-count="no-limit" fo:text-indent="0.801cm" style:auto-text-indent="false">
        <style:tab-stops>
          <style:tab-stop style:position="11.001cm" style:type="right"/>
        </style:tab-stops>
      </style:paragraph-properties>
      <style:text-properties fo:language="none" fo:country="none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16cm" fo:margin-right="0cm" fo:text-align="center" style:justify-single-word="false" fo:hyphenation-ladder-count="no-limit" fo:text-indent="0cm" style:auto-text-indent="false" fo:keep-with-next="always"/>
      <style:text-properties fo:font-size="14pt" fo:language="none" fo:country="none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dex_20_Link" style:display-name="Index Link" style:family="text"/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0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number:date-style style:name="N20107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8:38:29.705058874</meta:creation-date>
    <meta:generator>LibreOffice/7.1.2.2$Linux_X86_64 LibreOffice_project/10$Build-2</meta:generator>
    <dc:date>2021-05-06T14:02:45.437487747</dc:date>
    <meta:editing-duration>PT4H20M47S</meta:editing-duration>
    <meta:editing-cycles>60</meta:editing-cycles>
    <meta:document-statistic meta:table-count="6" meta:image-count="0" meta:object-count="0" meta:page-count="18" meta:paragraph-count="387" meta:word-count="2908" meta:character-count="18098" meta:non-whitespace-character-count="15492"/>
  </office:meta>
</office:document-meta>
</file>